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styles.xml" manifest:media-type="text/xml"/>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Configurations2/" manifest:media-type="application/vnd.sun.xml.ui.configuration"/>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manifest.rdf" manifest:media-type="application/rdf+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b13a2" officeooo:paragraph-rsid="001b13a2"/>
    </style:style>
    <style:style style:name="P2" style:family="paragraph" style:parent-style-name="Text_20_body">
      <style:text-properties officeooo:rsid="001e7f41" officeooo:paragraph-rsid="0021b252"/>
    </style:style>
    <style:style style:name="P3" style:family="paragraph" style:parent-style-name="Text_20_body">
      <style:text-properties officeooo:rsid="00237c7a" officeooo:paragraph-rsid="00237c7a"/>
    </style:style>
    <style:style style:name="P4" style:family="paragraph" style:parent-style-name="Text_20_body">
      <style:text-properties officeooo:rsid="002a9bcf" officeooo:paragraph-rsid="002a9bcf"/>
    </style:style>
    <style:style style:name="P5" style:family="paragraph" style:parent-style-name="Text_20_body">
      <style:text-properties officeooo:rsid="002a9bcf" officeooo:paragraph-rsid="002fb332"/>
    </style:style>
    <style:style style:name="P6" style:family="paragraph" style:parent-style-name="Text_20_body">
      <style:text-properties officeooo:rsid="002fb332" officeooo:paragraph-rsid="002fb332"/>
    </style:style>
    <style:style style:name="P7" style:family="paragraph" style:parent-style-name="Text_20_body">
      <style:text-properties officeooo:rsid="00331f3a" officeooo:paragraph-rsid="00331f3a"/>
    </style:style>
    <style:style style:name="P8" style:family="paragraph" style:parent-style-name="Text_20_body">
      <style:text-properties officeooo:rsid="0034623e" officeooo:paragraph-rsid="0034623e"/>
    </style:style>
    <style:style style:name="P9" style:family="paragraph" style:parent-style-name="Text_20_body">
      <style:text-properties officeooo:rsid="00370443" officeooo:paragraph-rsid="003932c0"/>
    </style:style>
    <style:style style:name="P10" style:family="paragraph" style:parent-style-name="Text_20_body">
      <style:text-properties officeooo:rsid="003ace93" officeooo:paragraph-rsid="003ace93"/>
    </style:style>
    <style:style style:name="P11" style:family="paragraph" style:parent-style-name="Text_20_body">
      <style:text-properties officeooo:rsid="003b9f19" officeooo:paragraph-rsid="003b9f19"/>
    </style:style>
    <style:style style:name="P12" style:family="paragraph" style:parent-style-name="Text_20_body">
      <style:text-properties officeooo:rsid="0021b252" officeooo:paragraph-rsid="0021b252"/>
    </style:style>
    <style:style style:name="P13" style:family="paragraph" style:parent-style-name="Text_20_body">
      <style:text-properties officeooo:rsid="00415373" officeooo:paragraph-rsid="00415373"/>
    </style:style>
    <style:style style:name="P14" style:family="paragraph" style:parent-style-name="Text_20_body">
      <style:text-properties officeooo:rsid="0043aa1b" officeooo:paragraph-rsid="0044e443"/>
    </style:style>
    <style:style style:name="P15" style:family="paragraph" style:parent-style-name="Text_20_body">
      <style:text-properties officeooo:rsid="004663a7" officeooo:paragraph-rsid="004663a7"/>
    </style:style>
    <style:style style:name="P16" style:family="paragraph" style:parent-style-name="Text_20_body">
      <style:text-properties officeooo:rsid="0047ad18" officeooo:paragraph-rsid="0047ad18"/>
    </style:style>
    <style:style style:name="P17" style:family="paragraph" style:parent-style-name="Text_20_body">
      <style:text-properties officeooo:rsid="0048e26d" officeooo:paragraph-rsid="0048e26d"/>
    </style:style>
    <style:style style:name="P18" style:family="paragraph" style:parent-style-name="Text_20_body">
      <style:text-properties officeooo:rsid="004d289c" officeooo:paragraph-rsid="004d289c"/>
    </style:style>
    <style:style style:name="P19" style:family="paragraph" style:parent-style-name="Text_20_body">
      <style:text-properties officeooo:rsid="004e3c59" officeooo:paragraph-rsid="004e3c59"/>
    </style:style>
    <style:style style:name="P20" style:family="paragraph" style:parent-style-name="Text_20_body">
      <style:text-properties officeooo:rsid="004ff94a" officeooo:paragraph-rsid="004ff94a"/>
    </style:style>
    <style:style style:name="P21" style:family="paragraph" style:parent-style-name="Text_20_body">
      <style:text-properties officeooo:rsid="0052f7ef" officeooo:paragraph-rsid="0052f7ef"/>
    </style:style>
    <style:style style:name="P22" style:family="paragraph" style:parent-style-name="Text_20_body">
      <style:text-properties officeooo:rsid="00543b1a" officeooo:paragraph-rsid="00543b1a"/>
    </style:style>
    <style:style style:name="P23" style:family="paragraph" style:parent-style-name="Text_20_body">
      <style:text-properties officeooo:rsid="00582ccc" officeooo:paragraph-rsid="00582ccc"/>
    </style:style>
    <style:style style:name="P24" style:family="paragraph" style:parent-style-name="Text_20_body">
      <style:text-properties officeooo:rsid="0059f897" officeooo:paragraph-rsid="0059f897"/>
    </style:style>
    <style:style style:name="P25" style:family="paragraph" style:parent-style-name="Text_20_body">
      <style:text-properties officeooo:rsid="005b7344" officeooo:paragraph-rsid="005b7344"/>
    </style:style>
    <style:style style:name="P26" style:family="paragraph" style:parent-style-name="Text_20_body">
      <style:text-properties officeooo:rsid="005d3889" officeooo:paragraph-rsid="005d3889"/>
    </style:style>
    <style:style style:name="P27" style:family="paragraph" style:parent-style-name="Text_20_body">
      <style:text-properties officeooo:rsid="005e2d55" officeooo:paragraph-rsid="005e2d55"/>
    </style:style>
    <style:style style:name="P28" style:family="paragraph" style:parent-style-name="Text_20_body">
      <style:text-properties officeooo:rsid="005f54e6" officeooo:paragraph-rsid="005f54e6"/>
    </style:style>
    <style:style style:name="P29" style:family="paragraph" style:parent-style-name="Text_20_body">
      <style:text-properties officeooo:rsid="00613f1d" officeooo:paragraph-rsid="00613f1d"/>
    </style:style>
    <style:style style:name="P30" style:family="paragraph" style:parent-style-name="Text_20_body">
      <style:text-properties officeooo:rsid="00685ebe" officeooo:paragraph-rsid="00685ebe"/>
    </style:style>
    <style:style style:name="P31" style:family="paragraph" style:parent-style-name="Text_20_body">
      <style:text-properties officeooo:rsid="006b64d3" officeooo:paragraph-rsid="006b64d3"/>
    </style:style>
    <style:style style:name="P32" style:family="paragraph" style:parent-style-name="Text_20_body">
      <style:text-properties officeooo:rsid="006e8126" officeooo:paragraph-rsid="006fd3be"/>
    </style:style>
    <style:style style:name="P33" style:family="paragraph" style:parent-style-name="Text_20_body">
      <style:text-properties officeooo:rsid="00704583" officeooo:paragraph-rsid="00704583"/>
    </style:style>
    <style:style style:name="P34" style:family="paragraph" style:parent-style-name="Text_20_body">
      <style:text-properties officeooo:rsid="00721d5d" officeooo:paragraph-rsid="00742b65"/>
    </style:style>
    <style:style style:name="P35" style:family="paragraph" style:parent-style-name="Text_20_body">
      <style:text-properties officeooo:rsid="0075fdb0" officeooo:paragraph-rsid="0075fdb0"/>
    </style:style>
    <style:style style:name="P36" style:family="paragraph" style:parent-style-name="Text_20_body">
      <style:text-properties officeooo:rsid="00793a10" officeooo:paragraph-rsid="00793a10"/>
    </style:style>
    <style:style style:name="P37" style:family="paragraph" style:parent-style-name="Text_20_body">
      <style:text-properties officeooo:rsid="008240ce" officeooo:paragraph-rsid="008240ce"/>
    </style:style>
    <style:style style:name="P38" style:family="paragraph" style:parent-style-name="Text_20_body">
      <style:text-properties officeooo:rsid="00892347" officeooo:paragraph-rsid="00892347"/>
    </style:style>
    <style:style style:name="P39" style:family="paragraph" style:parent-style-name="Text_20_body">
      <style:text-properties officeooo:rsid="008c7da0" officeooo:paragraph-rsid="008c7da0"/>
    </style:style>
    <style:style style:name="P40" style:family="paragraph" style:parent-style-name="Text_20_body">
      <style:text-properties officeooo:rsid="00933c6f" officeooo:paragraph-rsid="00933c6f"/>
    </style:style>
    <style:style style:name="P41" style:family="paragraph" style:parent-style-name="Text_20_body">
      <style:text-properties officeooo:rsid="0097392c" officeooo:paragraph-rsid="0097392c"/>
    </style:style>
    <style:style style:name="P42" style:family="paragraph" style:parent-style-name="Text_20_body">
      <style:text-properties officeooo:rsid="009997bf" officeooo:paragraph-rsid="009997bf"/>
    </style:style>
    <style:style style:name="P43" style:family="paragraph" style:parent-style-name="Text_20_body">
      <style:text-properties officeooo:rsid="009bb015" officeooo:paragraph-rsid="009bb015"/>
    </style:style>
    <style:style style:name="P44" style:family="paragraph" style:parent-style-name="Text_20_body">
      <style:text-properties officeooo:rsid="009bb015" officeooo:paragraph-rsid="009e665e"/>
    </style:style>
    <style:style style:name="P45" style:family="paragraph" style:parent-style-name="Text_20_body">
      <style:text-properties officeooo:rsid="009bb015" officeooo:paragraph-rsid="00a15da2"/>
    </style:style>
    <style:style style:name="P46" style:family="paragraph" style:parent-style-name="Text_20_body">
      <style:text-properties officeooo:rsid="00a5a728" officeooo:paragraph-rsid="00a5a728"/>
    </style:style>
    <style:style style:name="P47" style:family="paragraph" style:parent-style-name="Text_20_body">
      <style:text-properties officeooo:rsid="00a6f62e" officeooo:paragraph-rsid="00a6f62e"/>
    </style:style>
    <style:style style:name="P48" style:family="paragraph" style:parent-style-name="Text_20_body">
      <style:text-properties officeooo:rsid="00a743be" officeooo:paragraph-rsid="00a743be"/>
    </style:style>
    <style:style style:name="P49" style:family="paragraph" style:parent-style-name="Text_20_body">
      <style:text-properties officeooo:rsid="00a9749c" officeooo:paragraph-rsid="00a9749c"/>
    </style:style>
    <style:style style:name="P50" style:family="paragraph" style:parent-style-name="Text_20_body">
      <style:text-properties officeooo:rsid="00aca2e2" officeooo:paragraph-rsid="00af7c4d"/>
    </style:style>
    <style:style style:name="P51" style:family="paragraph" style:parent-style-name="Text_20_body">
      <style:text-properties officeooo:rsid="00b2fc79" officeooo:paragraph-rsid="00b2fc79"/>
    </style:style>
    <style:style style:name="P52" style:family="paragraph" style:parent-style-name="Text_20_body">
      <style:text-properties officeooo:rsid="00a1173c" officeooo:paragraph-rsid="00a1173c"/>
    </style:style>
    <style:style style:name="P53" style:family="paragraph" style:parent-style-name="Text_20_body">
      <style:paragraph-properties fo:break-before="page"/>
      <style:text-properties officeooo:rsid="00b2fc79" officeooo:paragraph-rsid="00b2fc79"/>
    </style:style>
    <style:style style:name="P54" style:family="paragraph" style:parent-style-name="Heading_20_1" style:list-style-name="">
      <style:text-properties officeooo:paragraph-rsid="004d289c"/>
    </style:style>
    <style:style style:name="P55" style:family="paragraph" style:parent-style-name="Heading_20_1">
      <style:paragraph-properties fo:break-before="page"/>
      <style:text-properties officeooo:paragraph-rsid="004d289c"/>
    </style:style>
    <style:style style:name="P56" style:family="paragraph" style:parent-style-name="Heading_20_2">
      <style:paragraph-properties fo:break-before="page"/>
    </style:style>
    <style:style style:name="P57" style:family="paragraph" style:parent-style-name="Heading_20_3">
      <style:text-properties officeooo:paragraph-rsid="00a6f62e"/>
    </style:style>
    <style:style style:name="T1" style:family="text">
      <style:text-properties officeooo:rsid="002070b9"/>
    </style:style>
    <style:style style:name="T2" style:family="text">
      <style:text-properties officeooo:rsid="00256d3a"/>
    </style:style>
    <style:style style:name="T3" style:family="text">
      <style:text-properties fo:font-style="italic" style:font-style-asian="italic" style:font-style-complex="italic"/>
    </style:style>
    <style:style style:name="T4" style:family="text">
      <style:text-properties fo:font-style="italic" officeooo:rsid="002e71be" style:font-style-asian="italic" style:font-style-complex="italic"/>
    </style:style>
    <style:style style:name="T5" style:family="text">
      <style:text-properties fo:font-style="italic" officeooo:rsid="00317096" style:font-style-asian="italic" style:font-style-complex="italic"/>
    </style:style>
    <style:style style:name="T6" style:family="text">
      <style:text-properties fo:font-style="italic" officeooo:rsid="00339846" style:font-style-asian="italic" style:font-style-complex="italic"/>
    </style:style>
    <style:style style:name="T7" style:family="text">
      <style:text-properties fo:font-style="italic" officeooo:rsid="003b7f73" style:font-style-asian="italic" style:font-style-complex="italic"/>
    </style:style>
    <style:style style:name="T8" style:family="text">
      <style:text-properties fo:font-style="italic" officeooo:rsid="003d9aeb" style:font-style-asian="italic" style:font-style-complex="italic"/>
    </style:style>
    <style:style style:name="T9" style:family="text">
      <style:text-properties fo:font-style="italic" officeooo:rsid="0072f07c" style:font-style-asian="italic" style:font-style-complex="italic"/>
    </style:style>
    <style:style style:name="T10" style:family="text">
      <style:text-properties fo:font-style="italic" officeooo:rsid="0075c1d3" style:font-style-asian="italic" style:font-style-complex="italic"/>
    </style:style>
    <style:style style:name="T11" style:family="text">
      <style:text-properties fo:font-style="italic" officeooo:rsid="007cda92" style:font-style-asian="italic" style:font-style-complex="italic"/>
    </style:style>
    <style:style style:name="T12" style:family="text">
      <style:text-properties fo:font-style="italic" officeooo:rsid="00828d13" style:font-style-asian="italic" style:font-style-complex="italic"/>
    </style:style>
    <style:style style:name="T13" style:family="text">
      <style:text-properties fo:font-style="italic" officeooo:rsid="008c25a7" style:font-style-asian="italic" style:font-style-complex="italic"/>
    </style:style>
    <style:style style:name="T14" style:family="text">
      <style:text-properties fo:font-style="italic" officeooo:rsid="00916efc" style:font-style-asian="italic" style:font-style-complex="italic"/>
    </style:style>
    <style:style style:name="T15" style:family="text">
      <style:text-properties fo:font-style="italic" officeooo:rsid="00aa62b0" style:font-style-asian="italic" style:font-style-complex="italic"/>
    </style:style>
    <style:style style:name="T16" style:family="text">
      <style:text-properties fo:font-style="italic" officeooo:rsid="00aba3dc" style:font-style-asian="italic" style:font-style-complex="italic"/>
    </style:style>
    <style:style style:name="T17" style:family="text">
      <style:text-properties officeooo:rsid="002c7534"/>
    </style:style>
    <style:style style:name="T18" style:family="text">
      <style:text-properties fo:font-style="normal" style:font-style-asian="normal" style:font-style-complex="normal"/>
    </style:style>
    <style:style style:name="T19" style:family="text">
      <style:text-properties fo:font-style="normal" officeooo:rsid="002e71be" style:font-style-asian="normal" style:font-style-complex="normal"/>
    </style:style>
    <style:style style:name="T20" style:family="text">
      <style:text-properties fo:font-style="normal" officeooo:rsid="00317096" style:font-style-asian="normal" style:font-style-complex="normal"/>
    </style:style>
    <style:style style:name="T21" style:family="text">
      <style:text-properties fo:font-style="normal" officeooo:rsid="00339846" style:font-style-asian="normal" style:font-style-complex="normal"/>
    </style:style>
    <style:style style:name="T22" style:family="text">
      <style:text-properties fo:font-style="normal" officeooo:rsid="0035c7fc" style:font-style-asian="normal" style:font-style-complex="normal"/>
    </style:style>
    <style:style style:name="T23" style:family="text">
      <style:text-properties fo:font-style="normal" officeooo:rsid="00377eb3" style:font-style-asian="normal" style:font-style-complex="normal"/>
    </style:style>
    <style:style style:name="T24" style:family="text">
      <style:text-properties fo:font-style="normal" officeooo:rsid="003932c0" style:font-style-asian="normal" style:font-style-complex="normal"/>
    </style:style>
    <style:style style:name="T25" style:family="text">
      <style:text-properties fo:font-style="normal" officeooo:rsid="003ace93" style:font-style-asian="normal" style:font-style-complex="normal"/>
    </style:style>
    <style:style style:name="T26" style:family="text">
      <style:text-properties fo:font-style="normal" officeooo:rsid="003b7f73" style:font-style-asian="normal" style:font-style-complex="normal"/>
    </style:style>
    <style:style style:name="T27" style:family="text">
      <style:text-properties fo:font-style="normal" officeooo:rsid="003d9aeb" style:font-style-asian="normal" style:font-style-complex="normal"/>
    </style:style>
    <style:style style:name="T28" style:family="text">
      <style:text-properties fo:font-style="normal" officeooo:rsid="003f14d3" style:font-style-asian="normal" style:font-style-complex="normal"/>
    </style:style>
    <style:style style:name="T29" style:family="text">
      <style:text-properties fo:font-style="normal" officeooo:rsid="003f8a62" style:font-style-asian="normal" style:font-style-complex="normal"/>
    </style:style>
    <style:style style:name="T30" style:family="text">
      <style:text-properties fo:font-style="normal" officeooo:rsid="0043f307" style:font-style-asian="normal" style:font-style-complex="normal"/>
    </style:style>
    <style:style style:name="T31" style:family="text">
      <style:text-properties fo:font-style="normal" officeooo:rsid="0044e443" style:font-style-asian="normal" style:font-style-complex="normal"/>
    </style:style>
    <style:style style:name="T32" style:family="text">
      <style:text-properties fo:font-style="normal" officeooo:rsid="004fcc8e" style:font-style-asian="normal" style:font-style-complex="normal"/>
    </style:style>
    <style:style style:name="T33" style:family="text">
      <style:text-properties fo:font-style="normal" officeooo:rsid="004ff94a" style:font-style-asian="normal" style:font-style-complex="normal"/>
    </style:style>
    <style:style style:name="T34" style:family="text">
      <style:text-properties fo:font-style="normal" officeooo:rsid="00508fa5" style:font-style-asian="normal" style:font-style-complex="normal"/>
    </style:style>
    <style:style style:name="T35" style:family="text">
      <style:text-properties fo:font-style="normal" officeooo:rsid="0051db0c" style:font-style-asian="normal" style:font-style-complex="normal"/>
    </style:style>
    <style:style style:name="T36" style:family="text">
      <style:text-properties fo:font-style="normal" officeooo:rsid="0072f892" style:font-style-asian="normal" style:font-style-complex="normal"/>
    </style:style>
    <style:style style:name="T37" style:family="text">
      <style:text-properties fo:font-style="normal" officeooo:rsid="0072f07c" style:font-style-asian="normal" style:font-style-complex="normal"/>
    </style:style>
    <style:style style:name="T38" style:family="text">
      <style:text-properties fo:font-style="normal" officeooo:rsid="0075c1d3" style:font-style-asian="normal" style:font-style-complex="normal"/>
    </style:style>
    <style:style style:name="T39" style:family="text">
      <style:text-properties fo:font-style="normal" officeooo:rsid="00777789" style:font-style-asian="normal" style:font-style-complex="normal"/>
    </style:style>
    <style:style style:name="T40" style:family="text">
      <style:text-properties fo:font-style="normal" officeooo:rsid="00793a10" style:font-style-asian="normal" style:font-style-complex="normal"/>
    </style:style>
    <style:style style:name="T41" style:family="text">
      <style:text-properties fo:font-style="normal" officeooo:rsid="007a7a65" style:font-style-asian="normal" style:font-style-complex="normal"/>
    </style:style>
    <style:style style:name="T42" style:family="text">
      <style:text-properties fo:font-style="normal" officeooo:rsid="007bf49b" style:font-style-asian="normal" style:font-style-complex="normal"/>
    </style:style>
    <style:style style:name="T43" style:family="text">
      <style:text-properties fo:font-style="normal" officeooo:rsid="007cda92" style:font-style-asian="normal" style:font-style-complex="normal"/>
    </style:style>
    <style:style style:name="T44" style:family="text">
      <style:text-properties fo:font-style="normal" officeooo:rsid="00828d13" style:font-style-asian="normal" style:font-style-complex="normal"/>
    </style:style>
    <style:style style:name="T45" style:family="text">
      <style:text-properties fo:font-style="normal" officeooo:rsid="008c25a7" style:font-style-asian="normal" style:font-style-complex="normal"/>
    </style:style>
    <style:style style:name="T46" style:family="text">
      <style:text-properties fo:font-style="normal" officeooo:rsid="008c2a00" style:font-style-asian="normal" style:font-style-complex="normal"/>
    </style:style>
    <style:style style:name="T47" style:family="text">
      <style:text-properties fo:font-style="normal" officeooo:rsid="00916efc" style:font-style-asian="normal" style:font-style-complex="normal"/>
    </style:style>
    <style:style style:name="T48" style:family="text">
      <style:text-properties fo:font-style="normal" officeooo:rsid="00aa62b0" style:font-style-asian="normal" style:font-style-complex="normal"/>
    </style:style>
    <style:style style:name="T49" style:family="text">
      <style:text-properties fo:font-style="normal" officeooo:rsid="00aba3dc" style:font-style-asian="normal" style:font-style-complex="normal"/>
    </style:style>
    <style:style style:name="T50" style:family="text">
      <style:text-properties officeooo:rsid="002fb332"/>
    </style:style>
    <style:style style:name="T51" style:family="text">
      <style:text-properties officeooo:rsid="0042275a"/>
    </style:style>
    <style:style style:name="T52" style:family="text">
      <style:text-properties officeooo:rsid="004a5bd0"/>
    </style:style>
    <style:style style:name="T53" style:family="text">
      <style:text-properties officeooo:rsid="00543b1a"/>
    </style:style>
    <style:style style:name="T54" style:family="text">
      <style:text-properties officeooo:rsid="00550027"/>
    </style:style>
    <style:style style:name="T55" style:family="text">
      <style:text-properties officeooo:rsid="00568709"/>
    </style:style>
    <style:style style:name="T56" style:family="text">
      <style:text-properties officeooo:rsid="005b7344"/>
    </style:style>
    <style:style style:name="T57" style:family="text">
      <style:text-properties officeooo:rsid="005e0203"/>
    </style:style>
    <style:style style:name="T58" style:family="text">
      <style:text-properties officeooo:rsid="00600a96"/>
    </style:style>
    <style:style style:name="T59" style:family="text">
      <style:text-properties officeooo:rsid="00652758"/>
    </style:style>
    <style:style style:name="T60" style:family="text">
      <style:text-properties officeooo:rsid="0065c6ce"/>
    </style:style>
    <style:style style:name="T61" style:family="text">
      <style:text-properties officeooo:rsid="006a1b21"/>
    </style:style>
    <style:style style:name="T62" style:family="text">
      <style:text-properties officeooo:rsid="006d1c73"/>
    </style:style>
    <style:style style:name="T63" style:family="text">
      <style:text-properties officeooo:rsid="006e8126"/>
    </style:style>
    <style:style style:name="T64" style:family="text">
      <style:text-properties officeooo:rsid="006f6ca7"/>
    </style:style>
    <style:style style:name="T65" style:family="text">
      <style:text-properties officeooo:rsid="006fd3be"/>
    </style:style>
    <style:style style:name="T66" style:family="text">
      <style:text-properties style:text-position="super 58%"/>
    </style:style>
    <style:style style:name="T67" style:family="text">
      <style:text-properties style:text-position="super 58%" officeooo:rsid="006fd3be"/>
    </style:style>
    <style:style style:name="T68" style:family="text">
      <style:text-properties style:text-position="super 58%" fo:font-style="normal" style:font-style-asian="normal" style:font-style-complex="normal"/>
    </style:style>
    <style:style style:name="T69" style:family="text">
      <style:text-properties style:text-position="super 58%" officeooo:rsid="008c7da0"/>
    </style:style>
    <style:style style:name="T70" style:family="text">
      <style:text-properties style:text-position="super 58%" officeooo:rsid="008d9951"/>
    </style:style>
    <style:style style:name="T71" style:family="text">
      <style:text-properties officeooo:rsid="0080b378"/>
    </style:style>
    <style:style style:name="T72" style:family="text">
      <style:text-properties officeooo:rsid="00828d13"/>
    </style:style>
    <style:style style:name="T73" style:family="text">
      <style:text-properties officeooo:rsid="00842284"/>
    </style:style>
    <style:style style:name="T74" style:family="text">
      <style:text-properties officeooo:rsid="008a907c"/>
    </style:style>
    <style:style style:name="T75" style:family="text">
      <style:text-properties officeooo:rsid="008c25a7"/>
    </style:style>
    <style:style style:name="T76" style:family="text">
      <style:text-properties officeooo:rsid="008c7da0"/>
    </style:style>
    <style:style style:name="T77" style:family="text">
      <style:text-properties officeooo:rsid="008d9951"/>
    </style:style>
    <style:style style:name="T78" style:family="text">
      <style:text-properties officeooo:rsid="00933c6f"/>
    </style:style>
    <style:style style:name="T79" style:family="text">
      <style:text-properties officeooo:rsid="009473be"/>
    </style:style>
    <style:style style:name="T80" style:family="text">
      <style:text-properties officeooo:rsid="009ae4d4"/>
    </style:style>
    <style:style style:name="T81" style:family="text">
      <style:text-properties officeooo:rsid="009d8e47"/>
    </style:style>
    <style:style style:name="T82" style:family="text">
      <style:text-properties officeooo:rsid="00a5a728"/>
    </style:style>
    <style:style style:name="T83" style:family="text">
      <style:text-properties officeooo:rsid="00a6f62e"/>
    </style:style>
    <style:style style:name="T84" style:family="text">
      <style:text-properties officeooo:rsid="00a743be"/>
    </style:style>
    <style:style style:name="T85" style:family="text">
      <style:text-properties officeooo:rsid="00a7a689"/>
    </style:style>
    <style:style style:name="T86" style:family="text">
      <style:text-properties officeooo:rsid="00a9749c"/>
    </style:style>
    <style:style style:name="T87" style:family="text">
      <style:text-properties officeooo:rsid="00aa62b0"/>
    </style:style>
    <style:style style:name="T88" style:family="text">
      <style:text-properties officeooo:rsid="00ace4be"/>
    </style:style>
    <style:style style:name="T89" style:family="text">
      <style:text-properties officeooo:rsid="00b3e4b6"/>
    </style:style>
    <style:style style:name="T90" style:family="text">
      <style:text-properties officeooo:rsid="00b70e3d"/>
    </style:style>
    <style:style style:name="T91" style:family="text">
      <style:text-properties officeooo:rsid="00b8ca49"/>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elling</text:p>
      <text:h text:style-name="Heading_20_1" text:outline-level="1">Overview</text:h>
      <text:p text:style-name="P2">The aim of this assignment is to model a Constraint Satisfaction Problem (CSP). The problem at hand is a puzzle where a token is moved through a grid, <text:span text:style-name="T1">colouring </text:span>the cells <text:span text:style-name="T60">in black</text:span>.</text:p>
      <text:p text:style-name="P12">This submission achieves all basic requirements and three extensions. Those are Further Empirical Evaluation, Compact Model, and custom (rectangular) grids that <text:span text:style-name="T59">both</text:span> model<text:span text:style-name="T59">s</text:span> solves.</text:p>
      <text:p text:style-name="P3">The submission also includes a couple of bash scripts that simplify running the models <text:span text:style-name="T2">(see README.txt)</text:span>.</text:p>
      <text:h text:style-name="Heading_20_1" text:outline-level="1">Basic Model</text:h>
      <text:p text:style-name="P4">The basic model finds the sequence of cells that the token has to go through in order to mark the whole grid. <text:span text:style-name="T50">The model assumes that the input grid is an NxM rectangle, not necessarily a square.</text:span></text:p>
      <text:h text:style-name="Heading_20_2" text:outline-level="2"><text:span text:style-name="T50">Decision </text:span>Variable</text:h>
      <text:p text:style-name="P5">The model contains only one decision variable – <text:span text:style-name="T3">cells</text:span>. It is a two dimensional matrix.</text:p>
      <text:h text:style-name="Heading_20_3" text:outline-level="3">Dimensions</text:h>
      <text:p text:style-name="P5"><text:span text:style-name="T17">The number of rows is equal to the number of white cells. The matrix has two columns. This way each row represents a pair of coordinates in the initial grid. The first coordinate is the row of a cell, and the second coordinate is the column of a cell. There are two constants </text:span><text:span text:style-name="T4">ROW</text:span><text:span text:style-name="T19"> and </text:span><text:span text:style-name="T4">COL</text:span><text:span text:style-name="T19"> in the model that are used to index the columns of the matrix. This makes the model easier to read.</text:span></text:p>
      <text:h text:style-name="Heading_20_3" text:outline-level="3"><text:span text:style-name="T19">D</text:span><text:span text:style-name="T18">omain</text:span></text:h>
      <text:p text:style-name="P6"><text:span text:style-name="T18">The domain of </text:span><text:span text:style-name="T3">cells</text:span><text:span text:style-name="T18"> is from 1 to the larger side of the grid. </text:span><text:span text:style-name="T20">So, if the grid is a 3x5 rectangle, then the <text:s/>values in </text:span><text:span text:style-name="T5">cells</text:span><text:span text:style-name="T20"> have a domain of (1..5). One of the smaller constraints quickly reduces the domains for the coordinates in the smaller dimension of the grid (described in the next section).</text:span></text:p>
      <text:h text:style-name="Heading_20_3" text:outline-level="3"><text:span text:style-name="T20">R</text:span><text:span text:style-name="T18">ationale</text:span></text:h>
      <text:p text:style-name="P7"><text:span text:style-name="T18">Constraint Solvers can complete CSPs faster if the problem model is short and simple. This basic model is just that. It does not need any other decision variables to find a solution and produce a human-readable output. The matrix </text:span><text:span text:style-name="T3">cells</text:span><text:span text:style-name="T18"> contains the cells that the token has to go through to complete the problem. </text:span><text:span text:style-name="T21">The first cell in the matrix is the starting cell. The movement of the token is then the sequence of cells as they appear in </text:span><text:span text:style-name="T6">cells</text:span><text:span text:style-name="T21">.</text:span></text:p>
      <text:h text:style-name="Heading_20_2" text:outline-level="2"><text:soft-page-break/>Constraints</text:h>
      <text:p text:style-name="P8">Since there is only one decision variable, all constraints affect the values in the <text:span text:style-name="T3">cells</text:span><text:span text:style-name="T18"> matrix. </text:span><text:span text:style-name="T22">In the machinarium.eprime model, the constraints are divided into sections and comments describe the purpose of each.</text:span></text:p>
      <text:h text:style-name="Heading_20_3" text:outline-level="3">Basic Limitations</text:h>
      <text:p text:style-name="P9"><text:span text:style-name="T23">In Essence’, when a matrix is declared, a single domain must be specified for all the values in it. In order to handle non-square matrices, the initial domain is generous (from 1 to larger of N and M). </text:span><text:span text:style-name="T24">Thus, the f</text:span><text:span text:style-name="T18">irst constraint limit</text:span><text:span text:style-name="T25">s</text:span><text:span text:style-name="T18"> the coordinates in </text:span><text:span text:style-name="T3">cells</text:span><text:span text:style-name="T18"> such that any pair is on the grid. </text:span><text:span text:style-name="T24">This effectively reduces the domain for one of the columns.</text:span></text:p>
      <text:p text:style-name="P10"><text:span text:style-name="T24">T</text:span><text:span text:style-name="T18">he second constraint says that every pair of coordinates in </text:span><text:span text:style-name="T3">cells</text:span><text:span text:style-name="T18"> must correspond to a white cell in the initial grid. The third constraint says that every two of the found cells must differ in at least one of </text:span><text:span text:style-name="T3">ROW</text:span><text:span text:style-name="T18"> or </text:span><text:span text:style-name="T3">COL</text:span><text:span text:style-name="T18">. </text:span><text:span text:style-name="T26">The combination of these two constrains and the size of the </text:span><text:span text:style-name="T7">cells</text:span><text:span text:style-name="T26"> matrix means that the solution will contain every single white cell exactly once and will not contain any black cells.</text:span></text:p>
      <text:p text:style-name="P11"><text:span text:style-name="T26">T</text:span><text:span text:style-name="T18">he fourth constraint ensures adjacency of consecutive cells. </text:span><text:span text:style-name="T27">It says that for any two cells that appear consecutive in the </text:span><text:span text:style-name="T8">cells</text:span><text:span text:style-name="T27"> matrix, the absolute difference in </text:span><text:span text:style-name="T8">ROW</text:span><text:span text:style-name="T27"> and the absolute difference in </text:span><text:span text:style-name="T8">COL</text:span><text:span text:style-name="T27"> must sum up to exactly one. This means that from one cell, to the next, exactly one of </text:span><text:span text:style-name="T8">ROW</text:span><text:span text:style-name="T27"> and </text:span><text:span text:style-name="T8">COL</text:span><text:span text:style-name="T27"> must change </text:span><text:span text:style-name="T28">by one</text:span><text:span text:style-name="T27">. </text:span><text:span text:style-name="T29">If neither changes, the sum will be zero, if both change, the sum will be more than 1.</text:span></text:p>
      <text:h text:style-name="Heading_20_3" text:outline-level="3">Movement</text:h>
      <text:p text:style-name="P13">The other four constraints ensure that the token keeps moving in the same direction until it reaches an obstacle (end of grid or black cell). <text:span text:style-name="T51">Here, only one of these constraints is detailed (moving down). The other three are conceptually the same. The change in direction only affects some indexes.</text:span></text:p>
      <text:p text:style-name="P14">The constraint says that the token should move down until it reaches an obstacle. This has been modelled with an implication inside a for-all. For every cells after the first and before the last, if the <text:span text:style-name="T3">ROW</text:span><text:span text:style-name="T18"> has increased from the previous cell to the current one, then at least one of the following must be satisfied: the current </text:span><text:span text:style-name="T3">ROW</text:span><text:span text:style-name="T18"> is at the bottom edge of the grid, or the next cell down (increased </text:span><text:span text:style-name="T3">ROW</text:span><text:span text:style-name="T18">, same </text:span><text:span text:style-name="T3">COL</text:span><text:span text:style-name="T18">) is initially black, or a previous entry in </text:span><text:span text:style-name="T3">cells</text:span><text:span text:style-name="T18"> has covered the next cell down, or the next move is in the next cell down.</text:span></text:p>
      <text:p text:style-name="P14"><text:span text:style-name="T31">The constraint is repeated once for each direction. </text:span><text:span text:style-name="T30">This way, the token is not allowed to change movement directions until it reaches an edge or a black square.</text:span></text:p>
      <text:h text:style-name="Heading_20_2" text:outline-level="2">Examples</text:h>
      <text:p text:style-name="P15">To demonstrate the correctness of the model, here are the outputs for a couple of instances.</text:p>
      <text:p text:style-name="P16">From within the ‘basic/’ directory, execute “./single.sh instance3x3_a.param” to obtain:</text:p>
      <text:p text:style-name="P15">letting cells be [[1, 2], [1, 3], [2, 3], [3, 3], [3, 2], [3, 1], [2, 1], [2, 2]]</text:p>
      <text:p text:style-name="P15"><text:soft-page-break/>in</text:p>
      <text:p text:style-name="P15">letting initial_grid be [<text:line-break/>[1,0,0],<text:line-break/>[0,0,0],<text:line-break/>[0,0,0]]</text:p>
      <text:p text:style-name="P15"/>
      <text:p text:style-name="P16">or “./single.sh instance6x6_d.param” to obtain:</text:p>
      <text:p text:style-name="P16">letting cells be [[6, 2], [6, 1], [5, 1], [4, 1], [3, 1], [3, 2], [4, 2], [5, 2], [5, 3], [6, 3],[6, 4], [6, 5], <text:line-break/>[5, 5], [5, 6], [4, 6], [3, 6], [2, 6], [1, 6], [1, 5], [2, 5], [3, 5], [3, 4], [2, 4], [2, 3], [1, 3], [1, 2]]</text:p>
      <text:p text:style-name="P16">in</text:p>
      <text:p text:style-name="P16">letting initial_grid be [<text:line-break/>[1,0,0,1,0,0],<text:line-break/>[1,1,0,0,0,0],<text:line-break/>[0,0,1,0,0,0],<text:line-break/>[0,0,1,1,1,0],<text:line-break/>[0,0,0,1,0,0],<text:line-break/>[0,0,0,0,0,1]]</text:p>
      <text:p text:style-name="P16">Note: The new line characters in <text:span text:style-name="T3">cells</text:span><text:span text:style-name="T18"> have been removed to compact the examples.</text:span></text:p>
      <text:h text:style-name="Heading_20_2" text:outline-level="2">Evaluation</text:h>
      <text:p text:style-name="P17">In order to easily run the test the model on all provided instances, the all.sh script was used. <text:span text:style-name="T91">A small Java class was used to extract data from all .info files into a CSV. Then, LibreOffice Calc was used to process the results. The files are added in this submission under the “evaluation/” directory. The results are discussed below. The results for the four custom instances (3x5a, 3x5b, 8x4a, 8x4b) are included at the left side of the charts for completeness. They are comparable to the results of 3x3, 4x4 (16 cells close to 15 from 3x5), and 6x6 grids (36 cells close to 32 from 8x4).</text:span></text:p>
      <text:p text:style-name="P24">Note: In all charts below, time is measured in seconds.</text:p>
      <text:h text:style-name="Heading_20_3" text:outline-level="3">Larger Grids take longer to solve</text:h>
      <text:p text:style-name="P18">The first conclusion that can be derived from the data is that the solving time increases with input grid size. This is expected, as larger grids mean more white cells and thus the decision matrix <text:span text:style-name="T3">cells</text:span><text:span text:style-name="T18"> becomes larger.</text:span></text:p>
      <text:p text:style-name="P19"><draw:frame draw:style-name="fr1" draw:name="Object1" text:anchor-type="paragraph" svg:width="21.001cm" svg:height="6.795cm" draw:z-index="0"><draw:object xlink:href="./Object 1" xlink:type="simple" xlink:show="embed" xlink:actuate="onLoad"/><draw:image xlink:href="./ObjectReplacements/Object 1" xlink:type="simple" xlink:show="embed" xlink:actuate="onLoad"/></draw:frame><text:soft-page-break/>Based on this data, it can also be concluded that Savile Row does various transformations on the input before handing it down to Minion. It is likely reducing the domains for individual values in the <text:span text:style-name="T3">cells</text:span><text:span text:style-name="T18"> matrix. </text:span><text:span text:style-name="T32">The more black cells there are in the initial grid, the less extra computation SavileRow does.</text:span></text:p>
      <text:h text:style-name="Heading_20_3" text:outline-level="3"><text:span text:style-name="T33">A</text:span><text:span text:style-name="T18">bsence of a solution </text:span><text:span text:style-name="T33">is hard to prove</text:span></text:h>
      <text:p text:style-name="P20"><text:span text:style-name="T32">A</text:span><text:span text:style-name="T18">nother expect conclusion is that finding one solution is easier than proving the absence of a solution. </text:span><text:span text:style-name="T34">At some point in it’s operation, the constraint solver has to make a guess. The number of solver nodes increases with the number of guesses. By default, the solver will terminate as soon as it finds one solution. </text:span><text:span text:style-name="T35">So, if there is no solution, the solver will exhaust all possible values, thereby increasing the number of solver nodes.</text:span></text:p>
      <text:p text:style-name="P21"><draw:frame draw:style-name="fr1" draw:name="Object2" text:anchor-type="paragraph" svg:width="21.001cm" svg:height="7.04cm" draw:z-index="1"><draw:object xlink:href="./Object 2" xlink:type="simple" xlink:show="embed" xlink:actuate="onLoad"/><draw:image xlink:href="./ObjectReplacements/Object 2" xlink:type="simple" xlink:show="embed" xlink:actuate="onLoad"/></draw:frame><text:span text:style-name="T35">I</text:span><text:span text:style-name="T18">nstance 7f is a great example of this, as 12739 Solver Nodes were created to prove the absence of a solution.</text:span></text:p>
      <text:h text:style-name="Heading_20_3" text:outline-level="3">Optimization <text:span text:style-name="T53">affects performance negatively (on small inputs)</text:span></text:h>
      <text:p text:style-name="P22">A rather surprising revelation was that turning on the -O3 optimization flag actually <text:span text:style-name="T54">increases the total computation time</text:span>. <text:span text:style-name="T55">This holds only for small input grids. The optimizations are performed by Savile Row before the input is passed to Minion. This increases the total computation time.</text:span></text:p>
      <text:p text:style-name="P23"><draw:frame draw:style-name="fr2" draw:name="Object3" text:anchor-type="paragraph" svg:width="21.001cm" svg:height="8.904cm" draw:z-index="2"><draw:object xlink:href="./Object 3" xlink:type="simple" xlink:show="embed" xlink:actuate="onLoad"/><draw:image xlink:href="./ObjectReplacements/Object 3" xlink:type="simple" xlink:show="embed" xlink:actuate="onLoad"/></draw:frame><text:soft-page-break/>The reward for this optimization is minimal (negative in some cases). <text:span text:style-name="T56">Towards the end of the data set (grids of size 8x8), the chart shows a tendency in the optimized solver to outperform the normal.</text:span></text:p>
      <text:p text:style-name="P25"><draw:frame draw:style-name="fr1" draw:name="Object4" text:anchor-type="paragraph" svg:width="21.001cm" svg:height="8.698cm" draw:z-index="3"><draw:object xlink:href="./Object 4" xlink:type="simple" xlink:show="embed" xlink:actuate="onLoad"/><draw:image xlink:href="./ObjectReplacements/Object 4" xlink:type="simple" xlink:show="embed" xlink:actuate="onLoad"/></draw:frame>This implies that for larger problems (say a 20x20 grid), the time increase Savile Row takes to optimize the problem will be less than the time decrease Minion achieves when solving an optimized problem.</text:p>
      <text:p text:style-name="P26">The number of Solver Nodes created stayed relatively the same (see <text:span text:style-name="T57">evaluation/basic.ods</text:span>).</text:p>
      <text:h text:style-name="Heading_20_3" text:outline-level="3">Symmetry breaking is very time costly</text:h>
      <text:p text:style-name="P27">Another unexpected discovery was the costliness of automatic symmetry breaking. The time the solver takes to find a solution is negligible compared to the time Savile Row takes to perform symmetry breaking.</text:p>
      <text:p text:style-name="P28"><draw:frame draw:style-name="fr2" draw:name="Object5" text:anchor-type="paragraph" svg:width="21.001cm" svg:height="8.867cm" draw:z-index="4"><draw:object xlink:href="./Object 5" xlink:type="simple" xlink:show="embed" xlink:actuate="onLoad"/><draw:image xlink:href="./ObjectReplacements/Object 5" xlink:type="simple" xlink:show="embed" xlink:actuate="onLoad"/></draw:frame><text:soft-page-break/>Again, this is likely to yield better results for larger inputs. It also likely that this specific CSP rarely reaches symmetrical dead-ends. <text:span text:style-name="T58">Because of the nature of the solver, it tries to start from the top-left cell of the grid (lowest coordinates). And then, because movement is restricted to one direction until collision, there are very few symmetries that the solver can exploit.</text:span></text:p>
      <text:p text:style-name="P29"><draw:frame draw:style-name="fr3" draw:name="Object6" text:anchor-type="paragraph" svg:x="-2cm" svg:y="-0.222cm" svg:width="21.001cm" svg:height="8.513cm" draw:z-index="5"><draw:object xlink:href="./Object 6" xlink:type="simple" xlink:show="embed" xlink:actuate="onLoad"/><draw:image xlink:href="./ObjectReplacements/Object 6" xlink:type="simple" xlink:show="embed" xlink:actuate="onLoad"/></draw:frame>Note: Symmetry Breaking was not performed on 8x8 grids because it caused the computer to freeze.</text:p>
      <text:h text:style-name="P54" text:outline-level="1"/>
      <text:h text:style-name="P55" text:outline-level="1">Extension</text:h>
      <text:p text:style-name="P30">Second model of this CSP has been implemented and evaluated. <text:span text:style-name="T61">It finds a sequence of “turning points” that the token needs to go through. This model is much more complex and requires multiple auxiliary variables.</text:span></text:p>
      <text:h text:style-name="Heading_20_2" text:outline-level="2">Decision Variables</text:h>
      <text:h text:style-name="Heading_20_3" text:outline-level="3">Number of Turning Points</text:h>
      <text:p text:style-name="P31">In this model, there is no way to calculate the number of turning points. <text:span text:style-name="T62">Heuristics are applied to pre-determine a range. The maximum amount of turning points is the number of white cells in the initial grid. That happens in the cases of small grids (2x2 for example) or grids with lots of blacks, where the token makes a turn at every cell.</text:span></text:p>
      <text:p text:style-name="P32">The minimum amount of turning points is 2*(MAX_TURNING_POINTS-1)/LARGER, where MAX_TURNING_POINTS is the aforementioned maximum and LARGER is the larger one of N and M. <text:span text:style-name="T64">This happens when all whites are next to each other in rectangle and hitting a black is equivalent to hitting the edge of the grid. In an favourable arrangement, the whites are aligned with the larger side of the grid. Thus they can be covered with a number of lines equal to </text:span>MAX_TURNING_POINTS/<text:span text:style-name="T65">LARGER. The token cannot jump from one line to the next, so lines are needed to form connections.<text:line-break/>So far, the minimum is </text:span>2*MAX_TURNING_POINTS/LARGER-<text:span text:style-name="T65">1</text:span>. <text:span text:style-name="T65">The heuristic also accounts for the fact that the 0</text:span><text:span text:style-name="T67">th</text:span><text:span text:style-name="T65"> turning point is actually a starting point. This heuristic must not overshoot because it might miss a solution. Therefore, the minus one is subtracted from the maximum number of turning points, causing the calculations to round down.</text:span></text:p>
      <text:p text:style-name="P33">Note: The initial heuristic <text:s/><text:span text:style-name="T63">2*MAX_TURNING_POINTS/LARGER-1 </text:span>was found to overshoot for small grids.</text:p>
      <text:h text:style-name="Heading_20_3" text:outline-level="3">Turning Points</text:h>
      <text:p text:style-name="P34">The matrix <text:span text:style-name="T3">turningPoints</text:span><text:span text:style-name="T18"> is similar to </text:span><text:span text:style-name="T3">cells</text:span><text:span text:style-name="T18"> from the basic model. The difference comes in which cells it stores. The coordinates of the starting cell are in the 0</text:span><text:span text:style-name="T68">th</text:span><text:span text:style-name="T18"> row of </text:span><text:span text:style-name="T3">turningPoints </text:span><text:span text:style-name="T18">and the coordinates of the end cell are in the row of </text:span><text:span text:style-name="T3">turningPoints</text:span><text:span text:style-name="T18"> with index </text:span><text:span text:style-name="T3">numberOfTurningPoints</text:span><text:span text:style-name="T18">. </text:span><text:span text:style-name="T37">The values of </text:span><text:span text:style-name="T9">turningPoints</text:span><text:span text:style-name="T37"> </text:span><text:span text:style-name="T36">have </text:span><text:span text:style-name="T37">the same </text:span><text:span text:style-name="T36">domain </text:span><text:span text:style-name="T37">as </text:span><text:span text:style-name="T9">cells</text:span><text:span text:style-name="T37">. </text:span><text:span text:style-name="T38">The solution for this variable means the following. The token starts in turning point 0. Then it moves in a straight line to turning point 1. Then in a straight line to turning point 2, and so on. The token ends its movement in turning point </text:span><text:span text:style-name="T10">numberOfTurningPoints</text:span><text:span text:style-name="T38">.</text:span></text:p>
      <text:p text:style-name="P35"><text:span text:style-name="T38">T</text:span><text:span text:style-name="T18">he matrix </text:span><text:span text:style-name="T3">turningPoints</text:span><text:span text:style-name="T18"> is give a generous number of rows (MAX_TURNING_POINTS). Savile Row does not allow using </text:span><text:span text:style-name="T39">decision </text:span><text:span text:style-name="T18">variables to define domains. </text:span><text:span text:style-name="T40">This affects how some constraints are written.</text:span></text:p>
      <text:h text:style-name="Heading_20_3" text:outline-level="3"><text:soft-page-break/>States</text:h>
      <text:p text:style-name="P36">The other auxiliary variable is the matrix <text:span text:style-name="T3">states</text:span><text:span text:style-name="T18">. It is a three-dimensional matrix that gives a sequence of states </text:span><text:span text:style-name="T41">for the grid</text:span><text:span text:style-name="T18">. </text:span><text:span text:style-name="T42">The first dimension indexes the sequence, the second and third are used as row and column in the grid. </text:span><text:span text:style-name="T43">This variable is used to facilitate writing the constraints for </text:span><text:span text:style-name="T11">turningPoints</text:span><text:span text:style-name="T43">. The difference between two consecutive states depends on the respective turning points.</text:span></text:p>
      <text:h text:style-name="Heading_20_2" text:outline-level="2">Constraints</text:h>
      <text:p text:style-name="P37">As in the basic model, the constraints in compact.eprime are separated into sections and described with comments. <text:span text:style-name="T72">The more complex constraints define the dependencies between </text:span><text:span text:style-name="T12">turningPoints</text:span><text:span text:style-name="T44"> and </text:span><text:span text:style-name="T12">states</text:span><text:span text:style-name="T44">.</text:span></text:p>
      <text:h text:style-name="Heading_20_3" text:outline-level="3">Basic Limitations</text:h>
      <text:p text:style-name="P37">The basic limitations <text:span text:style-name="T73">in the compact model are similar to the ones in the basic model. Turning points must be on the grid, must be white in the initial grid, and must be different. However, instead of being adjacent, consecutive turning points must differ in exactly one coordinate (either the row or the column but not both). The difference can be of any size.</text:span></text:p>
      <text:h text:style-name="Heading_20_3" text:outline-level="3">Empty Turning Points</text:h>
      <text:p text:style-name="P38">In order to allow for a varying number of turning points, the matrix may have [0, 0] rows. This is called an “empty” <text:span text:style-name="T74">turning </text:span>point. <text:span text:style-name="T75">A pair of constraints ensures that rows from 0 to </text:span><text:span text:style-name="T13">numberOfTurningPoints</text:span><text:span text:style-name="T45"> are non-empty, and that rows after that are empty. </text:span><text:span text:style-name="T46">This effectively pushes the empty cells to the end of the matrix.</text:span></text:p>
      <text:h text:style-name="Heading_20_3" text:outline-level="3"><text:span text:style-name="T76">Zero</text:span><text:span text:style-name="T69">th</text:span><text:span text:style-name="T76"> </text:span>and Last states</text:h>
      <text:p text:style-name="P39">In this section, three constraints are defined to describe the 0<text:span text:style-name="T66">th</text:span> and the last states. <text:span text:style-name="T77">The 0</text:span><text:span text:style-name="T70">th</text:span><text:span text:style-name="T77"> state is the same as the initial grid, except, in the location where the token starts, it is already black. This way, turning point i affects state i. Additionally, every state at and after </text:span><text:span text:style-name="T14">numberOfTurningPoints</text:span><text:span text:style-name="T47">, is completely black.</text:span></text:p>
      <text:h text:style-name="Heading_20_3" text:outline-level="3">Turning Points define changes</text:h>
      <text:p text:style-name="P40">Similar to the movement in the basic model, the following constraint is repeated once for every direction. <text:span text:style-name="T79">This constraint says that every cell in the line from the previous turning point (excluded) to the current turning point (included) must be white in the previous state and black in the current state. It’s partner constraint says that every cell outside the line must remain unchanged from the previous state to the current state.</text:span></text:p>
      <text:h text:style-name="Heading_20_3" text:outline-level="3">Make turn next to <text:span text:style-name="T71">obstacle</text:span></text:h>
      <text:p text:style-name="P41">This constraint is also repeated once for every <text:span text:style-name="T78">direction. The following description is for upward movement. If turning point i has a row coordinate lower than turning point i-1, then turning point i must be below the edge (row=1) or the cell must it (in row-1) must be black in state i-1.</text:span></text:p>
      <text:h text:style-name="Heading_20_3" text:outline-level="3"><text:soft-page-break/>Implied Constraint</text:h>
      <text:p text:style-name="P42">There is one constraint that the model implies and it is that black cells persist through states. Once a cell is black, it is black in all subsequent states as well. <text:span text:style-name="T80">This is implied from section 3.2.4 “Turning Points define changes” in this report. This constraint was commented out from the final submission. The trade-off computation time vs branch reducing was not favourable.</text:span></text:p>
      <text:h text:style-name="Heading_20_2" text:outline-level="2">Examples</text:h>
      <text:p text:style-name="P43">To demonstrate the correctness of the model, here are a couple of outputs:</text:p>
      <text:p text:style-name="P43">./single instance4x4_b.param</text:p>
      <text:p text:style-name="P43">letting numberOfTurningPoints be 6<text:line-break/>letting states be […]<text:line-break/>letting turningPoints be [[2, 4], [4, 4], [4, 1], [1, 1], [1, 3], [3, 3], [3, 2], [0, 0], [0, 0], [0, 0], [0, 0], [0, 0], [0, 0], [0, 0], [0, 0];int(0..14)]</text:p>
      <text:p text:style-name="P43">in</text:p>
      <text:p text:style-name="P43">letting initial_grid be [<text:line-break/>[0,0,0,1],<text:line-break/>[0,1,0,0],<text:line-break/>[0,0,0,0],<text:line-break/>[0,0,0,0]]</text:p>
      <text:p text:style-name="P43"/>
      <text:p text:style-name="P43">./<text:span text:style-name="T81">single custom3x5_a.param</text:span></text:p>
      <text:p text:style-name="P44">letting numberOfTurningPoints be 6<text:line-break/>letting states be […]<text:line-break/>letting turningPoints be [[1, 2], [1, 1], [3, 1], [3, 5], [1, 5], [1, 3], [2, 3], [0, 0], [0, 0], [0, 0], [0, 0], [0, 0], [0, 0], <text:s/>[0, 0];int(0..13)]</text:p>
      <text:p text:style-name="P45">in</text:p>
      <text:p text:style-name="P45">letting initial_grid be [<text:line-break/>[0, 0, 0, 0, 0],<text:line-break/>[0, 1, 0, 1, 0],<text:line-break/>[0, 0, 0, 0, 0]</text:p>
      <text:p text:style-name="P52">Note: the example outputs are compacted, so that they fit on the page.</text:p>
      <text:h text:style-name="P56" text:outline-level="2">Evaluation</text:h>
      <text:p text:style-name="P46">It was expected that a more sophisticated model would be overall better than the simple model. <text:span text:style-name="T83">The test data, however, proves the contrary. </text:span>Even though the model is supposed to be ‘compact’, neither its output, nor its performance are better than the basic, more simple model. <text:span text:style-name="T90">Furthermore, O3 optimization and S2 symmetry breaking have the same effect on the compact model as they do on the basic model.</text:span></text:p>
      <text:h text:style-name="P57" text:outline-level="3"><text:span text:style-name="T83">Slow to determine number of turning points</text:span></text:h>
      <text:p text:style-name="P47">The initial version of the compact model did not use a heuristic to estimate the minimum number of turning points. Instead, it put it at zero, to handle the case when the initial grid is already black. <text:span text:style-name="T84">This approach required a huge amount of computation, even for smaller grids. Because there are no constraints on that decision variable, the solver simply tries all values, starting with the smallest.</text:span></text:p>
      <text:p text:style-name="P48">Once the heuristic was added, and the minimum number of turning points was increased, computation time was greatly reduced. <text:span text:style-name="T85">For small instances, it became comparable to the basic model. Furthermore, the number of solver nodes dropped</text:span> by a factor of 50 <text:span text:style-name="T85">for the larger instances (6x6 to 8x8)</text:span>.</text:p>
      <text:p text:style-name="P51">The charts below show the performance of the solver with two similar heuristics.<text:line-break/>Low Min sets the minimum to <text:s/><text:span text:style-name="T63">2*(MAX_TURNING_POINTS-1)/LARGER<text:line-break/></text:span>High Min sets the minimum to <text:s/><text:span text:style-name="T63">2*MAX_TURNING_POINTS/LARGER -</text:span>1<text:line-break/>The higher minimum gives better performance for larger grids but has the potential to overshoot for smaller grids. <text:span text:style-name="T89">Causing the solver to miss a smaller solution or miss a solution altogether.</text:span></text:p>
      <text:p text:style-name="P51"/>
      <text:p text:style-name="P51"><draw:frame draw:style-name="fr1" draw:name="Object7" text:anchor-type="paragraph" svg:width="21.001cm" svg:height="9.326cm" draw:z-index="7"><draw:object xlink:href="./Object 7" xlink:type="simple" xlink:show="embed" xlink:actuate="onLoad"/><draw:image xlink:href="./ObjectReplacements/Object 7" xlink:type="simple" xlink:show="embed" xlink:actuate="onLoad"/></draw:frame></text:p>
      <text:p text:style-name="P53"/>
      <text:p text:style-name="P51"><draw:frame draw:style-name="fr2" draw:name="Object8" text:anchor-type="paragraph" svg:width="21.001cm" svg:height="8.345cm" draw:z-index="6"><draw:object xlink:href="./Object 8" xlink:type="simple" xlink:show="embed" xlink:actuate="onLoad"/><draw:image xlink:href="./ObjectReplacements/Object 8" xlink:type="simple" xlink:show="embed" xlink:actuate="onLoad"/></draw:frame></text:p>
      <text:h text:style-name="Heading_20_3" text:outline-level="3"><text:span text:style-name="T86">Large amount of D</text:span>ecision <text:span text:style-name="T86">V</text:span>ariables</text:h>
      <text:p text:style-name="P49">The presence of auxiliary variables also had a negative effect on performance. <text:span text:style-name="T87">The solver took more time to determine the values for </text:span><text:span text:style-name="T15">states</text:span><text:span text:style-name="T48">. </text:span><text:span text:style-name="T49">The constraints on them provided good guidance, so the time effect was not as drastic as the one from </text:span><text:span text:style-name="T16">numberOfTurningPoints</text:span><text:span text:style-name="T49">. However, the matrix does clutter the output unnecessarily. In order to move the token, one only needs the </text:span><text:span text:style-name="T16">turningPoints</text:span><text:span text:style-name="T49"> matrix.</text:span></text:p>
      <text:h text:style-name="P57" text:outline-level="3"><draw:frame draw:style-name="fr2" draw:name="Object9" text:anchor-type="paragraph" svg:width="21.001cm" svg:height="7.671cm" draw:z-index="8"><draw:object xlink:href="./Object 9" xlink:type="simple" xlink:show="embed" xlink:actuate="onLoad"/><draw:image xlink:href="./ObjectReplacements/Object 9" xlink:type="simple" xlink:show="embed" xlink:actuate="onLoad"/></draw:frame>Breaks for s<text:span text:style-name="T82">o</text:span>m<text:span text:style-name="T82">e</text:span> inputs</text:h>
      <text:p text:style-name="P50">In development of the compact model, only some of the provided instances were used to check progress. Those were 4a, 4b, 4c, 6a, and 8a. The custom grids 3x5a, and 8x4a were used as well. <text:span text:style-name="T88">The model works fine on all of them but during evaluation, it was discovered that it breaks for some </text:span><text:soft-page-break/><text:span text:style-name="T88">smaller instances (such as 2b). There were two issues.<text:line-break/>First, the heuristic for minimum number of turning points was overshooting when there were only a few white cells. This was easily fixed, although it had a small negative impact on performance for larger grids.<text:line-break/>Second, the JVM under Savile Row crashed. It reported an array list initialization exception, were Savile Row attempted to create an array list of negative size. After inspection and correction of the model it was found that no single variable declaration or constraint is directly responsible for that. It some combination of them and no fix was fou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13a2" officeooo:paragraph-rsid="001b13a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4402<text:tab/>150009974<text:tab/>11 Mar 201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0T11:29:36.530483301</meta:creation-date>
    <dc:date>2019-03-11T13:42:39.908169628</dc:date>
    <meta:editing-duration>PT9H29M22S</meta:editing-duration>
    <meta:editing-cycles>132</meta:editing-cycles>
    <meta:generator>LibreOffice/6.1.5.2$Linux_X86_64 LibreOffice_project/10$Build-2</meta:generator>
    <meta:document-statistic meta:table-count="0" meta:image-count="0" meta:object-count="9" meta:page-count="12" meta:paragraph-count="102" meta:word-count="3017" meta:character-count="17644" meta:non-whitespace-character-count="147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1cm" svg:height="6.794cm" xlink:href="." xlink:type="simple" chart:class="chart:line" chart:style-name="ch1">
        <chart:title svg:x="8.909cm" svg:y="0.271cm" chart:style-name="ch2">
          <text:p>Basic No Flags</text:p>
        </chart:title>
        <chart:legend chart:legend-position="bottom" svg:x="6.217cm" svg:y="6.195cm" style:legend-expansion="wide" chart:style-name="ch3"/>
        <chart:plot-area chart:style-name="ch4" chart:data-source-has-labels="both" svg:x="1.431cm" svg:y="1.185cm" svg:width="19.149cm" svg:height="4.691cm">
          <chartooo:coordinate-region svg:x="2.158cm" svg:y="1.185cm" svg:width="17.406cm" svg:height="2.39cm"/>
          <chart:axis chart:dimension="x" chart:name="primary-x" chart:style-name="ch5" chartooo:axis-type="auto">
            <chartooo:date-scale/>
            <chart:categories table:cell-range-address="local-table.$A$2:.$A$30"/>
          </chart:axis>
          <chart:axis chart:dimension="y" chart:name="primary-y" chart:style-name="ch5">
            <chart:title svg:x="0.451cm" svg:y="3.944cm" chart:style-name="ch6">
              <text:p>Time</text:p>
            </chart:title>
            <chart:grid chart:style-name="ch7" chart:class="major"/>
          </chart:axis>
          <chart:series chart:style-name="ch8" chart:values-cell-range-address="local-table.$B$2:.$B$30" chart:label-cell-address="local-table.$B$1" chart:class="chart:line">
            <chart:data-point chart:repeated="29"/>
          </chart:series>
          <chart:series chart:style-name="ch9" chart:values-cell-range-address="local-table.$C$2:.$C$30" chart:label-cell-address="local-table.$C$1" chart:class="chart:line">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olver Solve Time</text:p>
              </table:table-cell>
              <table:table-cell office:value-type="string">
                <text:p>Savile Row Total Time</text:p>
              </table:table-cell>
            </table:table-row>
          </table:table-header-rows>
          <table:table-rows>
            <table:table-row>
              <table:table-cell office:value-type="string">
                <text:p>custom3x5_a</text:p>
              </table:table-cell>
              <table:table-cell office:value-type="float" office:value="0.041512">
                <text:p>0.041512</text:p>
              </table:table-cell>
              <table:table-cell office:value-type="float" office:value="0.485">
                <text:p>0.485</text:p>
              </table:table-cell>
            </table:table-row>
            <table:table-row>
              <table:table-cell office:value-type="string">
                <text:p>custom3x5_b</text:p>
              </table:table-cell>
              <table:table-cell office:value-type="float" office:value="0.003055">
                <text:p>0.003055</text:p>
              </table:table-cell>
              <table:table-cell office:value-type="float" office:value="0.434">
                <text:p>0.434</text:p>
              </table:table-cell>
            </table:table-row>
            <table:table-row>
              <table:table-cell office:value-type="string">
                <text:p>custom8x4_a</text:p>
              </table:table-cell>
              <table:table-cell office:value-type="float" office:value="0.127008">
                <text:p>0.127008</text:p>
              </table:table-cell>
              <table:table-cell office:value-type="float" office:value="1.178">
                <text:p>1.178</text:p>
              </table:table-cell>
            </table:table-row>
            <table:table-row>
              <table:table-cell office:value-type="string">
                <text:p>custom8x4_b</text:p>
              </table:table-cell>
              <table:table-cell office:value-type="float" office:value="0.054027">
                <text:p>0.054027</text:p>
              </table:table-cell>
              <table:table-cell office:value-type="float" office:value="1.362">
                <text:p>1.362</text:p>
              </table:table-cell>
            </table:table-row>
            <table:table-row>
              <table:table-cell office:value-type="string">
                <text:p>instance2x2_a</text:p>
              </table:table-cell>
              <table:table-cell office:value-type="float" office:value="0.045696">
                <text:p>0.045696</text:p>
              </table:table-cell>
              <table:table-cell office:value-type="float" office:value="0.204">
                <text:p>0.204</text:p>
              </table:table-cell>
            </table:table-row>
            <table:table-row>
              <table:table-cell office:value-type="string">
                <text:p>instance2x2_b</text:p>
              </table:table-cell>
              <table:table-cell office:value-type="float" office:value="0.046036">
                <text:p>0.046036</text:p>
              </table:table-cell>
              <table:table-cell office:value-type="float" office:value="0.18">
                <text:p>0.18</text:p>
              </table:table-cell>
            </table:table-row>
            <table:table-row>
              <table:table-cell office:value-type="string">
                <text:p>instance2x2_c</text:p>
              </table:table-cell>
              <table:table-cell office:value-type="float" office:value="0.000004">
                <text:p>0.000004</text:p>
              </table:table-cell>
              <table:table-cell office:value-type="float" office:value="0.131">
                <text:p>0.131</text:p>
              </table:table-cell>
            </table:table-row>
            <table:table-row>
              <table:table-cell office:value-type="string">
                <text:p>instance3x3_a</text:p>
              </table:table-cell>
              <table:table-cell office:value-type="float" office:value="0.046439">
                <text:p>0.046439</text:p>
              </table:table-cell>
              <table:table-cell office:value-type="float" office:value="0.475">
                <text:p>0.475</text:p>
              </table:table-cell>
            </table:table-row>
            <table:table-row>
              <table:table-cell office:value-type="string">
                <text:p>instance3x3_b</text:p>
              </table:table-cell>
              <table:table-cell office:value-type="float" office:value="0.053142">
                <text:p>0.053142</text:p>
              </table:table-cell>
              <table:table-cell office:value-type="float" office:value="0.547">
                <text:p>0.547</text:p>
              </table:table-cell>
            </table:table-row>
            <table:table-row>
              <table:table-cell office:value-type="string">
                <text:p>instance3x3_c</text:p>
              </table:table-cell>
              <table:table-cell office:value-type="float" office:value="0.00053">
                <text:p>0.00053</text:p>
              </table:table-cell>
              <table:table-cell office:value-type="float" office:value="0.471">
                <text:p>0.471</text:p>
              </table:table-cell>
            </table:table-row>
            <table:table-row>
              <table:table-cell office:value-type="string">
                <text:p>instance4x4_a</text:p>
              </table:table-cell>
              <table:table-cell office:value-type="float" office:value="0.052663">
                <text:p>0.052663</text:p>
              </table:table-cell>
              <table:table-cell office:value-type="float" office:value="1.33">
                <text:p>1.33</text:p>
              </table:table-cell>
            </table:table-row>
            <table:table-row>
              <table:table-cell office:value-type="string">
                <text:p>instance4x4_b</text:p>
              </table:table-cell>
              <table:table-cell office:value-type="float" office:value="0.050327">
                <text:p>0.050327</text:p>
              </table:table-cell>
              <table:table-cell office:value-type="float" office:value="1.068">
                <text:p>1.068</text:p>
              </table:table-cell>
            </table:table-row>
            <table:table-row>
              <table:table-cell office:value-type="string">
                <text:p>instance4x4_c</text:p>
              </table:table-cell>
              <table:table-cell office:value-type="float" office:value="0.012324">
                <text:p>0.012324</text:p>
              </table:table-cell>
              <table:table-cell office:value-type="float" office:value="0.796">
                <text:p>0.796</text:p>
              </table:table-cell>
            </table:table-row>
            <table:table-row>
              <table:table-cell office:value-type="string">
                <text:p>instance5x5_a</text:p>
              </table:table-cell>
              <table:table-cell office:value-type="float" office:value="0.159952">
                <text:p>0.159952</text:p>
              </table:table-cell>
              <table:table-cell office:value-type="float" office:value="1.223">
                <text:p>1.223</text:p>
              </table:table-cell>
            </table:table-row>
            <table:table-row>
              <table:table-cell office:value-type="string">
                <text:p>instance5x5_b</text:p>
              </table:table-cell>
              <table:table-cell office:value-type="float" office:value="0.088321">
                <text:p>0.088321</text:p>
              </table:table-cell>
              <table:table-cell office:value-type="float" office:value="1.357">
                <text:p>1.357</text:p>
              </table:table-cell>
            </table:table-row>
            <table:table-row>
              <table:table-cell office:value-type="string">
                <text:p>instance6x6_a</text:p>
              </table:table-cell>
              <table:table-cell office:value-type="float" office:value="0.061837">
                <text:p>0.061837</text:p>
              </table:table-cell>
              <table:table-cell office:value-type="float" office:value="1.585">
                <text:p>1.585</text:p>
              </table:table-cell>
            </table:table-row>
            <table:table-row>
              <table:table-cell office:value-type="string">
                <text:p>instance6x6_b</text:p>
              </table:table-cell>
              <table:table-cell office:value-type="float" office:value="0.080631">
                <text:p>0.080631</text:p>
              </table:table-cell>
              <table:table-cell office:value-type="float" office:value="1.605">
                <text:p>1.605</text:p>
              </table:table-cell>
            </table:table-row>
            <table:table-row>
              <table:table-cell office:value-type="string">
                <text:p>instance6x6_c</text:p>
              </table:table-cell>
              <table:table-cell office:value-type="float" office:value="0.123958">
                <text:p>0.123958</text:p>
              </table:table-cell>
              <table:table-cell office:value-type="float" office:value="1.336">
                <text:p>1.336</text:p>
              </table:table-cell>
            </table:table-row>
            <table:table-row>
              <table:table-cell office:value-type="string">
                <text:p>instance6x6_d</text:p>
              </table:table-cell>
              <table:table-cell office:value-type="float" office:value="0.108714">
                <text:p>0.108714</text:p>
              </table:table-cell>
              <table:table-cell office:value-type="float" office:value="1.385">
                <text:p>1.385</text:p>
              </table:table-cell>
            </table:table-row>
            <table:table-row>
              <table:table-cell office:value-type="string">
                <text:p>instance7x7_a</text:p>
              </table:table-cell>
              <table:table-cell office:value-type="float" office:value="0.061571">
                <text:p>0.061571</text:p>
              </table:table-cell>
              <table:table-cell office:value-type="float" office:value="2.75">
                <text:p>2.75</text:p>
              </table:table-cell>
            </table:table-row>
            <table:table-row>
              <table:table-cell office:value-type="string">
                <text:p>instance7x7_b</text:p>
              </table:table-cell>
              <table:table-cell office:value-type="float" office:value="0.065727">
                <text:p>0.065727</text:p>
              </table:table-cell>
              <table:table-cell office:value-type="float" office:value="2.696">
                <text:p>2.696</text:p>
              </table:table-cell>
            </table:table-row>
            <table:table-row>
              <table:table-cell office:value-type="string">
                <text:p>instance7x7_c</text:p>
              </table:table-cell>
              <table:table-cell office:value-type="float" office:value="0.732495">
                <text:p>0.732495</text:p>
              </table:table-cell>
              <table:table-cell office:value-type="float" office:value="2.466">
                <text:p>2.466</text:p>
              </table:table-cell>
            </table:table-row>
            <table:table-row>
              <table:table-cell office:value-type="string">
                <text:p>instance7x7_d</text:p>
              </table:table-cell>
              <table:table-cell office:value-type="float" office:value="0.858584">
                <text:p>0.858584</text:p>
              </table:table-cell>
              <table:table-cell office:value-type="float" office:value="2.454">
                <text:p>2.454</text:p>
              </table:table-cell>
            </table:table-row>
            <table:table-row>
              <table:table-cell office:value-type="string">
                <text:p>instance7x7_e</text:p>
              </table:table-cell>
              <table:table-cell office:value-type="float" office:value="1.07133">
                <text:p>1.07133</text:p>
              </table:table-cell>
              <table:table-cell office:value-type="float" office:value="2.152">
                <text:p>2.152</text:p>
              </table:table-cell>
            </table:table-row>
            <table:table-row>
              <table:table-cell office:value-type="string">
                <text:p>instance7x7_f</text:p>
              </table:table-cell>
              <table:table-cell office:value-type="float" office:value="1.10975">
                <text:p>1.10975</text:p>
              </table:table-cell>
              <table:table-cell office:value-type="float" office:value="2.042">
                <text:p>2.042</text:p>
              </table:table-cell>
            </table:table-row>
            <table:table-row>
              <table:table-cell office:value-type="string">
                <text:p>instance8x8_a</text:p>
              </table:table-cell>
              <table:table-cell office:value-type="float" office:value="1.34853">
                <text:p>1.34853</text:p>
              </table:table-cell>
              <table:table-cell office:value-type="float" office:value="3.761">
                <text:p>3.761</text:p>
              </table:table-cell>
            </table:table-row>
            <table:table-row>
              <table:table-cell office:value-type="string">
                <text:p>instance8x8_b</text:p>
              </table:table-cell>
              <table:table-cell office:value-type="float" office:value="1.52971">
                <text:p>1.52971</text:p>
              </table:table-cell>
              <table:table-cell office:value-type="float" office:value="3.183">
                <text:p>3.183</text:p>
              </table:table-cell>
            </table:table-row>
            <table:table-row>
              <table:table-cell office:value-type="string">
                <text:p>instance8x8_c</text:p>
              </table:table-cell>
              <table:table-cell office:value-type="float" office:value="1.28676">
                <text:p>1.28676</text:p>
              </table:table-cell>
              <table:table-cell office:value-type="float" office:value="3.202">
                <text:p>3.202</text:p>
              </table:table-cell>
            </table:table-row>
            <table:table-row>
              <table:table-cell office:value-type="string">
                <text:p>instance8x8_d</text:p>
              </table:table-cell>
              <table:table-cell office:value-type="float" office:value="1.44002">
                <text:p>1.44002</text:p>
              </table:table-cell>
              <table:table-cell office:value-type="float" office:value="2.786">
                <text:p>2.78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0" chart:maximum="1" chart:interval-major="1" chart:interval-minor-divisor="1"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circle" chart:symbol-width="0.25cm" chart:symbol-height="0.25cm" chart:link-data-style-to-source="true"/>
      <style:graphic-properties draw:stroke="none" draw:stroke-dash="Fine_20_Dotted"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7.039cm" xlink:href="." xlink:type="simple" chart:class="chart:line" chart:style-name="ch1">
        <chart:title svg:x="8.909cm" svg:y="0.276cm" chart:style-name="ch2">
          <text:p>Basic No Flags</text:p>
        </chart:title>
        <chart:legend chart:legend-position="bottom" svg:x="7.183cm" svg:y="6.44cm" style:legend-expansion="wide" chart:style-name="ch3"/>
        <chart:plot-area chart:style-name="ch4" chart:data-source-has-labels="both" svg:x="1.431cm" svg:y="1.195cm" svg:width="18.168cm" svg:height="4.921cm">
          <chartooo:coordinate-region svg:x="3.033cm" svg:y="1.394cm" svg:width="16.129cm" svg:height="2.619cm"/>
          <chart:axis chart:dimension="x" chart:name="primary-x" chart:style-name="ch5" chartooo:axis-type="auto">
            <chartooo:date-scale/>
            <chart:categories table:cell-range-address="local-table.$A$2:.$A$30"/>
          </chart:axis>
          <chart:axis chart:dimension="y" chart:name="primary-y" chart:style-name="ch5">
            <chart:title svg:x="0.451cm" svg:y="4.691cm" chart:style-name="ch6">
              <text:p>Solver Nodes</text:p>
            </chart:title>
            <chart:grid chart:style-name="ch7" chart:class="major"/>
          </chart:axis>
          <chart:axis chart:dimension="y" chart:name="secondary-y" chart:style-name="ch8">
            <chart:title svg:x="20.019cm" svg:y="4.81cm" chart:style-name="ch6">
              <text:p>Solution Found</text:p>
            </chart:title>
          </chart:axis>
          <chart:series chart:attached-axis="primary-y" chart:style-name="ch9" chart:values-cell-range-address="local-table.$B$2:.$B$30" chart:label-cell-address="local-table.$B$1" chart:class="chart:line">
            <chart:data-point chart:repeated="29"/>
          </chart:series>
          <chart:series chart:attached-axis="secondary-y" chart:style-name="ch10" chart:values-cell-range-address="local-table.$C$2:.$C$30" chart:label-cell-address="local-table.$C$1" chart:class="chart:line">
            <chart:data-point chart:repeated="2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olver Nodes</text:p>
              </table:table-cell>
              <table:table-cell office:value-type="string">
                <text:p>Solution Found</text:p>
              </table:table-cell>
            </table:table-row>
          </table:table-header-rows>
          <table:table-rows>
            <table:table-row>
              <table:table-cell office:value-type="string">
                <text:p>custom3x5_a</text:p>
              </table:table-cell>
              <table:table-cell office:value-type="float" office:value="21">
                <text:p>21</text:p>
              </table:table-cell>
              <table:table-cell office:value-type="float" office:value="1">
                <text:p>1</text:p>
              </table:table-cell>
            </table:table-row>
            <table:table-row>
              <table:table-cell office:value-type="string">
                <text:p>custom3x5_b</text:p>
              </table:table-cell>
              <table:table-cell office:value-type="float" office:value="99">
                <text:p>99</text:p>
              </table:table-cell>
              <table:table-cell office:value-type="float" office:value="0">
                <text:p>0</text:p>
              </table:table-cell>
            </table:table-row>
            <table:table-row>
              <table:table-cell office:value-type="string">
                <text:p>custom8x4_a</text:p>
              </table:table-cell>
              <table:table-cell office:value-type="float" office:value="1278">
                <text:p>1278</text:p>
              </table:table-cell>
              <table:table-cell office:value-type="float" office:value="1">
                <text:p>1</text:p>
              </table:table-cell>
            </table:table-row>
            <table:table-row>
              <table:table-cell office:value-type="string">
                <text:p>custom8x4_b</text:p>
              </table:table-cell>
              <table:table-cell office:value-type="float" office:value="849">
                <text:p>849</text:p>
              </table:table-cell>
              <table:table-cell office:value-type="float" office:value="0">
                <text:p>0</text:p>
              </table:table-cell>
            </table:table-row>
            <table:table-row>
              <table:table-cell office:value-type="string">
                <text:p>instance2x2_a</text:p>
              </table:table-cell>
              <table:table-cell office:value-type="float" office:value="6">
                <text:p>6</text:p>
              </table:table-cell>
              <table:table-cell office:value-type="float" office:value="1">
                <text:p>1</text:p>
              </table:table-cell>
            </table:table-row>
            <table:table-row>
              <table:table-cell office:value-type="string">
                <text:p>instance2x2_b</text:p>
              </table:table-cell>
              <table:table-cell office:value-type="float" office:value="4">
                <text:p>4</text:p>
              </table:table-cell>
              <table:table-cell office:value-type="float" office:value="1">
                <text:p>1</text:p>
              </table:table-cell>
            </table:table-row>
            <table:table-row>
              <table:table-cell office:value-type="string">
                <text:p>instance2x2_c</text:p>
              </table:table-cell>
              <table:table-cell office:value-type="float" office:value="0">
                <text:p>0</text:p>
              </table:table-cell>
              <table:table-cell office:value-type="float" office:value="0">
                <text:p>0</text:p>
              </table:table-cell>
            </table:table-row>
            <table:table-row>
              <table:table-cell office:value-type="string">
                <text:p>instance3x3_a</text:p>
              </table:table-cell>
              <table:table-cell office:value-type="float" office:value="9">
                <text:p>9</text:p>
              </table:table-cell>
              <table:table-cell office:value-type="float" office:value="1">
                <text:p>1</text:p>
              </table:table-cell>
            </table:table-row>
            <table:table-row>
              <table:table-cell office:value-type="string">
                <text:p>instance3x3_b</text:p>
              </table:table-cell>
              <table:table-cell office:value-type="float" office:value="7">
                <text:p>7</text:p>
              </table:table-cell>
              <table:table-cell office:value-type="float" office:value="1">
                <text:p>1</text:p>
              </table:table-cell>
            </table:table-row>
            <table:table-row>
              <table:table-cell office:value-type="string">
                <text:p>instance3x3_c</text:p>
              </table:table-cell>
              <table:table-cell office:value-type="float" office:value="38">
                <text:p>38</text:p>
              </table:table-cell>
              <table:table-cell office:value-type="float" office:value="0">
                <text:p>0</text:p>
              </table:table-cell>
            </table:table-row>
            <table:table-row>
              <table:table-cell office:value-type="string">
                <text:p>instance4x4_a</text:p>
              </table:table-cell>
              <table:table-cell office:value-type="float" office:value="73">
                <text:p>73</text:p>
              </table:table-cell>
              <table:table-cell office:value-type="float" office:value="1">
                <text:p>1</text:p>
              </table:table-cell>
            </table:table-row>
            <table:table-row>
              <table:table-cell office:value-type="string">
                <text:p>instance4x4_b</text:p>
              </table:table-cell>
              <table:table-cell office:value-type="float" office:value="58">
                <text:p>58</text:p>
              </table:table-cell>
              <table:table-cell office:value-type="float" office:value="1">
                <text:p>1</text:p>
              </table:table-cell>
            </table:table-row>
            <table:table-row>
              <table:table-cell office:value-type="string">
                <text:p>instance4x4_c</text:p>
              </table:table-cell>
              <table:table-cell office:value-type="float" office:value="249">
                <text:p>249</text:p>
              </table:table-cell>
              <table:table-cell office:value-type="float" office:value="0">
                <text:p>0</text:p>
              </table:table-cell>
            </table:table-row>
            <table:table-row>
              <table:table-cell office:value-type="string">
                <text:p>instance5x5_a</text:p>
              </table:table-cell>
              <table:table-cell office:value-type="float" office:value="1319">
                <text:p>1319</text:p>
              </table:table-cell>
              <table:table-cell office:value-type="float" office:value="1">
                <text:p>1</text:p>
              </table:table-cell>
            </table:table-row>
            <table:table-row>
              <table:table-cell office:value-type="string">
                <text:p>instance5x5_b</text:p>
              </table:table-cell>
              <table:table-cell office:value-type="float" office:value="1501">
                <text:p>1501</text:p>
              </table:table-cell>
              <table:table-cell office:value-type="float" office:value="0">
                <text:p>0</text:p>
              </table:table-cell>
            </table:table-row>
            <table:table-row>
              <table:table-cell office:value-type="string">
                <text:p>instance6x6_a</text:p>
              </table:table-cell>
              <table:table-cell office:value-type="float" office:value="213">
                <text:p>213</text:p>
              </table:table-cell>
              <table:table-cell office:value-type="float" office:value="1">
                <text:p>1</text:p>
              </table:table-cell>
            </table:table-row>
            <table:table-row>
              <table:table-cell office:value-type="string">
                <text:p>instance6x6_b</text:p>
              </table:table-cell>
              <table:table-cell office:value-type="float" office:value="444">
                <text:p>444</text:p>
              </table:table-cell>
              <table:table-cell office:value-type="float" office:value="1">
                <text:p>1</text:p>
              </table:table-cell>
            </table:table-row>
            <table:table-row>
              <table:table-cell office:value-type="string">
                <text:p>instance6x6_c</text:p>
              </table:table-cell>
              <table:table-cell office:value-type="float" office:value="1231">
                <text:p>1231</text:p>
              </table:table-cell>
              <table:table-cell office:value-type="float" office:value="1">
                <text:p>1</text:p>
              </table:table-cell>
            </table:table-row>
            <table:table-row>
              <table:table-cell office:value-type="string">
                <text:p>instance6x6_d</text:p>
              </table:table-cell>
              <table:table-cell office:value-type="float" office:value="1042">
                <text:p>1042</text:p>
              </table:table-cell>
              <table:table-cell office:value-type="float" office:value="1">
                <text:p>1</text:p>
              </table:table-cell>
            </table:table-row>
            <table:table-row>
              <table:table-cell office:value-type="string">
                <text:p>instance7x7_a</text:p>
              </table:table-cell>
              <table:table-cell office:value-type="float" office:value="115">
                <text:p>115</text:p>
              </table:table-cell>
              <table:table-cell office:value-type="float" office:value="1">
                <text:p>1</text:p>
              </table:table-cell>
            </table:table-row>
            <table:table-row>
              <table:table-cell office:value-type="string">
                <text:p>instance7x7_b</text:p>
              </table:table-cell>
              <table:table-cell office:value-type="float" office:value="143">
                <text:p>143</text:p>
              </table:table-cell>
              <table:table-cell office:value-type="float" office:value="1">
                <text:p>1</text:p>
              </table:table-cell>
            </table:table-row>
            <table:table-row>
              <table:table-cell office:value-type="string">
                <text:p>instance7x7_c</text:p>
              </table:table-cell>
              <table:table-cell office:value-type="float" office:value="6070">
                <text:p>6070</text:p>
              </table:table-cell>
              <table:table-cell office:value-type="float" office:value="1">
                <text:p>1</text:p>
              </table:table-cell>
            </table:table-row>
            <table:table-row>
              <table:table-cell office:value-type="string">
                <text:p>instance7x7_d</text:p>
              </table:table-cell>
              <table:table-cell office:value-type="float" office:value="7682">
                <text:p>7682</text:p>
              </table:table-cell>
              <table:table-cell office:value-type="float" office:value="1">
                <text:p>1</text:p>
              </table:table-cell>
            </table:table-row>
            <table:table-row>
              <table:table-cell office:value-type="string">
                <text:p>instance7x7_e</text:p>
              </table:table-cell>
              <table:table-cell office:value-type="float" office:value="9922">
                <text:p>9922</text:p>
              </table:table-cell>
              <table:table-cell office:value-type="float" office:value="1">
                <text:p>1</text:p>
              </table:table-cell>
            </table:table-row>
            <table:table-row>
              <table:table-cell office:value-type="string">
                <text:p>instance7x7_f</text:p>
              </table:table-cell>
              <table:table-cell office:value-type="float" office:value="12739">
                <text:p>12739</text:p>
              </table:table-cell>
              <table:table-cell office:value-type="float" office:value="0">
                <text:p>0</text:p>
              </table:table-cell>
            </table:table-row>
            <table:table-row>
              <table:table-cell office:value-type="string">
                <text:p>instance8x8_a</text:p>
              </table:table-cell>
              <table:table-cell office:value-type="float" office:value="6643">
                <text:p>6643</text:p>
              </table:table-cell>
              <table:table-cell office:value-type="float" office:value="1">
                <text:p>1</text:p>
              </table:table-cell>
            </table:table-row>
            <table:table-row>
              <table:table-cell office:value-type="string">
                <text:p>instance8x8_b</text:p>
              </table:table-cell>
              <table:table-cell office:value-type="float" office:value="11178">
                <text:p>11178</text:p>
              </table:table-cell>
              <table:table-cell office:value-type="float" office:value="1">
                <text:p>1</text:p>
              </table:table-cell>
            </table:table-row>
            <table:table-row>
              <table:table-cell office:value-type="string">
                <text:p>instance8x8_c</text:p>
              </table:table-cell>
              <table:table-cell office:value-type="float" office:value="9326">
                <text:p>9326</text:p>
              </table:table-cell>
              <table:table-cell office:value-type="float" office:value="1">
                <text:p>1</text:p>
              </table:table-cell>
            </table:table-row>
            <table:table-row>
              <table:table-cell office:value-type="string">
                <text:p>instance8x8_d</text:p>
              </table:table-cell>
              <table:table-cell office:value-type="float" office:value="10599">
                <text:p>10599</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otted" draw:display-name="Fine Dotted" draw:style="rect" draw:dots1="1" draw:distance="0.457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1cm" svg:height="8.903cm" xlink:href="." xlink:type="simple" chart:class="chart:line" chart:style-name="ch1">
        <chart:title svg:x="8.194cm" svg:y="0.314cm" chart:style-name="ch2">
          <text:p>Savile Row Total Time</text:p>
        </chart:title>
        <chart:legend chart:legend-position="bottom" svg:x="5.212cm" svg:y="8.304cm" style:legend-expansion="wide" chart:style-name="ch3"/>
        <chart:plot-area chart:style-name="ch4" chart:data-source-has-labels="both" svg:x="1.431cm" svg:y="1.271cm" svg:width="19.149cm" svg:height="6.671cm">
          <chartooo:coordinate-region svg:x="1.867cm" svg:y="1.271cm" svg:width="17.406cm" svg:height="4.37cm"/>
          <chart:axis chart:dimension="x" chart:name="primary-x" chart:style-name="ch5" chartooo:axis-type="auto">
            <chartooo:date-scale/>
            <chart:categories table:cell-range-address="local-table.$A$2:.$A$30"/>
          </chart:axis>
          <chart:axis chart:dimension="y" chart:name="primary-y" chart:style-name="ch5">
            <chart:title svg:x="0.451cm" svg:y="5.02cm" chart:style-name="ch6">
              <text:p>Time</text:p>
            </chart:title>
            <chart:grid chart:style-name="ch7" chart:class="major"/>
          </chart:axis>
          <chart:series chart:style-name="ch8" chart:values-cell-range-address="local-table.$B$2:.$B$30" chart:label-cell-address="local-table.$B$1" chart:class="chart:line">
            <chart:data-point chart:repeated="29"/>
          </chart:series>
          <chart:series chart:style-name="ch9" chart:values-cell-range-address="local-table.$C$2:.$C$30" chart:label-cell-address="local-table.$C$1" chart:class="chart:line">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avile Row Total Time (nf)</text:p>
              </table:table-cell>
              <table:table-cell office:value-type="string">
                <text:p>Savile Row Total Time (O3)</text:p>
              </table:table-cell>
            </table:table-row>
          </table:table-header-rows>
          <table:table-rows>
            <table:table-row>
              <table:table-cell office:value-type="string">
                <text:p>custom3x5_a</text:p>
              </table:table-cell>
              <table:table-cell office:value-type="float" office:value="0.485">
                <text:p>0.485</text:p>
              </table:table-cell>
              <table:table-cell office:value-type="float" office:value="0.932">
                <text:p>0.932</text:p>
              </table:table-cell>
            </table:table-row>
            <table:table-row>
              <table:table-cell office:value-type="string">
                <text:p>custom3x5_b</text:p>
              </table:table-cell>
              <table:table-cell office:value-type="float" office:value="0.434">
                <text:p>0.434</text:p>
              </table:table-cell>
              <table:table-cell office:value-type="float" office:value="0.987">
                <text:p>0.987</text:p>
              </table:table-cell>
            </table:table-row>
            <table:table-row>
              <table:table-cell office:value-type="string">
                <text:p>custom8x4_a</text:p>
              </table:table-cell>
              <table:table-cell office:value-type="float" office:value="1.178">
                <text:p>1.178</text:p>
              </table:table-cell>
              <table:table-cell office:value-type="float" office:value="2.065">
                <text:p>2.065</text:p>
              </table:table-cell>
            </table:table-row>
            <table:table-row>
              <table:table-cell office:value-type="string">
                <text:p>custom8x4_b</text:p>
              </table:table-cell>
              <table:table-cell office:value-type="float" office:value="1.362">
                <text:p>1.362</text:p>
              </table:table-cell>
              <table:table-cell office:value-type="float" office:value="1.876">
                <text:p>1.876</text:p>
              </table:table-cell>
            </table:table-row>
            <table:table-row>
              <table:table-cell office:value-type="string">
                <text:p>instance2x2_a</text:p>
              </table:table-cell>
              <table:table-cell office:value-type="float" office:value="0.204">
                <text:p>0.204</text:p>
              </table:table-cell>
              <table:table-cell office:value-type="float" office:value="0.228">
                <text:p>0.228</text:p>
              </table:table-cell>
            </table:table-row>
            <table:table-row>
              <table:table-cell office:value-type="string">
                <text:p>instance2x2_b</text:p>
              </table:table-cell>
              <table:table-cell office:value-type="float" office:value="0.18">
                <text:p>0.18</text:p>
              </table:table-cell>
              <table:table-cell office:value-type="float" office:value="0.232">
                <text:p>0.232</text:p>
              </table:table-cell>
            </table:table-row>
            <table:table-row>
              <table:table-cell office:value-type="string">
                <text:p>instance2x2_c</text:p>
              </table:table-cell>
              <table:table-cell office:value-type="float" office:value="0.131">
                <text:p>0.131</text:p>
              </table:table-cell>
              <table:table-cell office:value-type="float" office:value="0.151">
                <text:p>0.151</text:p>
              </table:table-cell>
            </table:table-row>
            <table:table-row>
              <table:table-cell office:value-type="string">
                <text:p>instance3x3_a</text:p>
              </table:table-cell>
              <table:table-cell office:value-type="float" office:value="0.475">
                <text:p>0.475</text:p>
              </table:table-cell>
              <table:table-cell office:value-type="float" office:value="0.538">
                <text:p>0.538</text:p>
              </table:table-cell>
            </table:table-row>
            <table:table-row>
              <table:table-cell office:value-type="string">
                <text:p>instance3x3_b</text:p>
              </table:table-cell>
              <table:table-cell office:value-type="float" office:value="0.547">
                <text:p>0.547</text:p>
              </table:table-cell>
              <table:table-cell office:value-type="float" office:value="0.609">
                <text:p>0.609</text:p>
              </table:table-cell>
            </table:table-row>
            <table:table-row>
              <table:table-cell office:value-type="string">
                <text:p>instance3x3_c</text:p>
              </table:table-cell>
              <table:table-cell office:value-type="float" office:value="0.471">
                <text:p>0.471</text:p>
              </table:table-cell>
              <table:table-cell office:value-type="float" office:value="0.478">
                <text:p>0.478</text:p>
              </table:table-cell>
            </table:table-row>
            <table:table-row>
              <table:table-cell office:value-type="string">
                <text:p>instance4x4_a</text:p>
              </table:table-cell>
              <table:table-cell office:value-type="float" office:value="1.33">
                <text:p>1.33</text:p>
              </table:table-cell>
              <table:table-cell office:value-type="float" office:value="0.989">
                <text:p>0.989</text:p>
              </table:table-cell>
            </table:table-row>
            <table:table-row>
              <table:table-cell office:value-type="string">
                <text:p>instance4x4_b</text:p>
              </table:table-cell>
              <table:table-cell office:value-type="float" office:value="1.068">
                <text:p>1.068</text:p>
              </table:table-cell>
              <table:table-cell office:value-type="float" office:value="0.901">
                <text:p>0.901</text:p>
              </table:table-cell>
            </table:table-row>
            <table:table-row>
              <table:table-cell office:value-type="string">
                <text:p>instance4x4_c</text:p>
              </table:table-cell>
              <table:table-cell office:value-type="float" office:value="0.796">
                <text:p>0.796</text:p>
              </table:table-cell>
              <table:table-cell office:value-type="float" office:value="1.002">
                <text:p>1.002</text:p>
              </table:table-cell>
            </table:table-row>
            <table:table-row>
              <table:table-cell office:value-type="string">
                <text:p>instance5x5_a</text:p>
              </table:table-cell>
              <table:table-cell office:value-type="float" office:value="1.223">
                <text:p>1.223</text:p>
              </table:table-cell>
              <table:table-cell office:value-type="float" office:value="2.213">
                <text:p>2.213</text:p>
              </table:table-cell>
            </table:table-row>
            <table:table-row>
              <table:table-cell office:value-type="string">
                <text:p>instance5x5_b</text:p>
              </table:table-cell>
              <table:table-cell office:value-type="float" office:value="1.357">
                <text:p>1.357</text:p>
              </table:table-cell>
              <table:table-cell office:value-type="float" office:value="1.74">
                <text:p>1.74</text:p>
              </table:table-cell>
            </table:table-row>
            <table:table-row>
              <table:table-cell office:value-type="string">
                <text:p>instance6x6_a</text:p>
              </table:table-cell>
              <table:table-cell office:value-type="float" office:value="1.585">
                <text:p>1.585</text:p>
              </table:table-cell>
              <table:table-cell office:value-type="float" office:value="2.021">
                <text:p>2.021</text:p>
              </table:table-cell>
            </table:table-row>
            <table:table-row>
              <table:table-cell office:value-type="string">
                <text:p>instance6x6_b</text:p>
              </table:table-cell>
              <table:table-cell office:value-type="float" office:value="1.605">
                <text:p>1.605</text:p>
              </table:table-cell>
              <table:table-cell office:value-type="float" office:value="2.02">
                <text:p>2.02</text:p>
              </table:table-cell>
            </table:table-row>
            <table:table-row>
              <table:table-cell office:value-type="string">
                <text:p>instance6x6_c</text:p>
              </table:table-cell>
              <table:table-cell office:value-type="float" office:value="1.336">
                <text:p>1.336</text:p>
              </table:table-cell>
              <table:table-cell office:value-type="float" office:value="1.841">
                <text:p>1.841</text:p>
              </table:table-cell>
            </table:table-row>
            <table:table-row>
              <table:table-cell office:value-type="string">
                <text:p>instance6x6_d</text:p>
              </table:table-cell>
              <table:table-cell office:value-type="float" office:value="1.385">
                <text:p>1.385</text:p>
              </table:table-cell>
              <table:table-cell office:value-type="float" office:value="1.834">
                <text:p>1.834</text:p>
              </table:table-cell>
            </table:table-row>
            <table:table-row>
              <table:table-cell office:value-type="string">
                <text:p>instance7x7_a</text:p>
              </table:table-cell>
              <table:table-cell office:value-type="float" office:value="2.75">
                <text:p>2.75</text:p>
              </table:table-cell>
              <table:table-cell office:value-type="float" office:value="4.07">
                <text:p>4.07</text:p>
              </table:table-cell>
            </table:table-row>
            <table:table-row>
              <table:table-cell office:value-type="string">
                <text:p>instance7x7_b</text:p>
              </table:table-cell>
              <table:table-cell office:value-type="float" office:value="2.696">
                <text:p>2.696</text:p>
              </table:table-cell>
              <table:table-cell office:value-type="float" office:value="3.753">
                <text:p>3.753</text:p>
              </table:table-cell>
            </table:table-row>
            <table:table-row>
              <table:table-cell office:value-type="string">
                <text:p>instance7x7_c</text:p>
              </table:table-cell>
              <table:table-cell office:value-type="float" office:value="2.466">
                <text:p>2.466</text:p>
              </table:table-cell>
              <table:table-cell office:value-type="float" office:value="3.8">
                <text:p>3.8</text:p>
              </table:table-cell>
            </table:table-row>
            <table:table-row>
              <table:table-cell office:value-type="string">
                <text:p>instance7x7_d</text:p>
              </table:table-cell>
              <table:table-cell office:value-type="float" office:value="2.454">
                <text:p>2.454</text:p>
              </table:table-cell>
              <table:table-cell office:value-type="float" office:value="4.472">
                <text:p>4.472</text:p>
              </table:table-cell>
            </table:table-row>
            <table:table-row>
              <table:table-cell office:value-type="string">
                <text:p>instance7x7_e</text:p>
              </table:table-cell>
              <table:table-cell office:value-type="float" office:value="2.152">
                <text:p>2.152</text:p>
              </table:table-cell>
              <table:table-cell office:value-type="float" office:value="3.961">
                <text:p>3.961</text:p>
              </table:table-cell>
            </table:table-row>
            <table:table-row>
              <table:table-cell office:value-type="string">
                <text:p>instance7x7_f</text:p>
              </table:table-cell>
              <table:table-cell office:value-type="float" office:value="2.042">
                <text:p>2.042</text:p>
              </table:table-cell>
              <table:table-cell office:value-type="float" office:value="2.654">
                <text:p>2.654</text:p>
              </table:table-cell>
            </table:table-row>
            <table:table-row>
              <table:table-cell office:value-type="string">
                <text:p>instance8x8_a</text:p>
              </table:table-cell>
              <table:table-cell office:value-type="float" office:value="3.761">
                <text:p>3.761</text:p>
              </table:table-cell>
              <table:table-cell office:value-type="float" office:value="6.896">
                <text:p>6.896</text:p>
              </table:table-cell>
            </table:table-row>
            <table:table-row>
              <table:table-cell office:value-type="string">
                <text:p>instance8x8_b</text:p>
              </table:table-cell>
              <table:table-cell office:value-type="float" office:value="3.183">
                <text:p>3.183</text:p>
              </table:table-cell>
              <table:table-cell office:value-type="float" office:value="4.164">
                <text:p>4.164</text:p>
              </table:table-cell>
            </table:table-row>
            <table:table-row>
              <table:table-cell office:value-type="string">
                <text:p>instance8x8_c</text:p>
              </table:table-cell>
              <table:table-cell office:value-type="float" office:value="3.202">
                <text:p>3.202</text:p>
              </table:table-cell>
              <table:table-cell office:value-type="float" office:value="4.096">
                <text:p>4.096</text:p>
              </table:table-cell>
            </table:table-row>
            <table:table-row>
              <table:table-cell office:value-type="string">
                <text:p>instance8x8_d</text:p>
              </table:table-cell>
              <table:table-cell office:value-type="float" office:value="2.786">
                <text:p>2.786</text:p>
              </table:table-cell>
              <table:table-cell office:value-type="float" office:value="3.964">
                <text:p>3.96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1cm" svg:height="8.697cm" xlink:href="." xlink:type="simple" chart:class="chart:line" chart:style-name="ch1">
        <chart:title svg:x="8.604cm" svg:y="0.309cm" chart:style-name="ch2">
          <text:p>Solver Solve Time</text:p>
        </chart:title>
        <chart:legend chart:legend-position="bottom" svg:x="5.847cm" svg:y="8.098cm" style:legend-expansion="wide" chart:style-name="ch3"/>
        <chart:plot-area chart:style-name="ch4" chart:data-source-has-labels="both" svg:x="1.431cm" svg:y="1.261cm" svg:width="19.149cm" svg:height="6.48cm">
          <chartooo:coordinate-region svg:x="2.158cm" svg:y="1.261cm" svg:width="17.406cm" svg:height="4.179cm"/>
          <chart:axis chart:dimension="x" chart:name="primary-x" chart:style-name="ch5" chartooo:axis-type="auto">
            <chartooo:date-scale/>
            <chart:categories table:cell-range-address="local-table.$A$2:.$A$30"/>
          </chart:axis>
          <chart:axis chart:dimension="y" chart:name="primary-y" chart:style-name="ch5">
            <chart:title svg:x="0.451cm" svg:y="4.915cm" chart:style-name="ch6">
              <text:p>Time</text:p>
            </chart:title>
            <chart:grid chart:style-name="ch7" chart:class="major"/>
          </chart:axis>
          <chart:series chart:style-name="ch8" chart:values-cell-range-address="local-table.$B$2:.$B$30" chart:label-cell-address="local-table.$B$1" chart:class="chart:line">
            <chart:data-point chart:repeated="29"/>
          </chart:series>
          <chart:series chart:style-name="ch9" chart:values-cell-range-address="local-table.$C$2:.$C$30" chart:label-cell-address="local-table.$C$1" chart:class="chart:line">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olver Solve Time (nf)</text:p>
              </table:table-cell>
              <table:table-cell office:value-type="string">
                <text:p>Solver Solve Time (O3)</text:p>
              </table:table-cell>
            </table:table-row>
          </table:table-header-rows>
          <table:table-rows>
            <table:table-row>
              <table:table-cell office:value-type="string">
                <text:p>custom3x5_a</text:p>
              </table:table-cell>
              <table:table-cell office:value-type="float" office:value="0.041512">
                <text:p>0.041512</text:p>
              </table:table-cell>
              <table:table-cell office:value-type="float" office:value="0.050383">
                <text:p>0.050383</text:p>
              </table:table-cell>
            </table:table-row>
            <table:table-row>
              <table:table-cell office:value-type="string">
                <text:p>custom3x5_b</text:p>
              </table:table-cell>
              <table:table-cell office:value-type="float" office:value="0.003055">
                <text:p>0.003055</text:p>
              </table:table-cell>
              <table:table-cell office:value-type="float" office:value="0.004765">
                <text:p>0.004765</text:p>
              </table:table-cell>
            </table:table-row>
            <table:table-row>
              <table:table-cell office:value-type="string">
                <text:p>custom8x4_a</text:p>
              </table:table-cell>
              <table:table-cell office:value-type="float" office:value="0.127008">
                <text:p>0.127008</text:p>
              </table:table-cell>
              <table:table-cell office:value-type="float" office:value="0.162445">
                <text:p>0.162445</text:p>
              </table:table-cell>
            </table:table-row>
            <table:table-row>
              <table:table-cell office:value-type="string">
                <text:p>custom8x4_b</text:p>
              </table:table-cell>
              <table:table-cell office:value-type="float" office:value="0.054027">
                <text:p>0.054027</text:p>
              </table:table-cell>
              <table:table-cell office:value-type="float" office:value="0.058954">
                <text:p>0.058954</text:p>
              </table:table-cell>
            </table:table-row>
            <table:table-row>
              <table:table-cell office:value-type="string">
                <text:p>instance2x2_a</text:p>
              </table:table-cell>
              <table:table-cell office:value-type="float" office:value="0.045696">
                <text:p>0.045696</text:p>
              </table:table-cell>
              <table:table-cell office:value-type="float" office:value="0.047163">
                <text:p>0.047163</text:p>
              </table:table-cell>
            </table:table-row>
            <table:table-row>
              <table:table-cell office:value-type="string">
                <text:p>instance2x2_b</text:p>
              </table:table-cell>
              <table:table-cell office:value-type="float" office:value="0.046036">
                <text:p>0.046036</text:p>
              </table:table-cell>
              <table:table-cell office:value-type="float" office:value="0.049201">
                <text:p>0.049201</text:p>
              </table:table-cell>
            </table:table-row>
            <table:table-row>
              <table:table-cell office:value-type="string">
                <text:p>instance2x2_c</text:p>
              </table:table-cell>
              <table:table-cell office:value-type="float" office:value="0.000004">
                <text:p>0.000004</text:p>
              </table:table-cell>
              <table:table-cell office:value-type="float" office:value="0.000004">
                <text:p>0.000004</text:p>
              </table:table-cell>
            </table:table-row>
            <table:table-row>
              <table:table-cell office:value-type="string">
                <text:p>instance3x3_a</text:p>
              </table:table-cell>
              <table:table-cell office:value-type="float" office:value="0.046439">
                <text:p>0.046439</text:p>
              </table:table-cell>
              <table:table-cell office:value-type="float" office:value="0.044814">
                <text:p>0.044814</text:p>
              </table:table-cell>
            </table:table-row>
            <table:table-row>
              <table:table-cell office:value-type="string">
                <text:p>instance3x3_b</text:p>
              </table:table-cell>
              <table:table-cell office:value-type="float" office:value="0.053142">
                <text:p>0.053142</text:p>
              </table:table-cell>
              <table:table-cell office:value-type="float" office:value="0.045583">
                <text:p>0.045583</text:p>
              </table:table-cell>
            </table:table-row>
            <table:table-row>
              <table:table-cell office:value-type="string">
                <text:p>instance3x3_c</text:p>
              </table:table-cell>
              <table:table-cell office:value-type="float" office:value="0.00053">
                <text:p>0.00053</text:p>
              </table:table-cell>
              <table:table-cell office:value-type="float" office:value="0.000895">
                <text:p>0.000895</text:p>
              </table:table-cell>
            </table:table-row>
            <table:table-row>
              <table:table-cell office:value-type="string">
                <text:p>instance4x4_a</text:p>
              </table:table-cell>
              <table:table-cell office:value-type="float" office:value="0.052663">
                <text:p>0.052663</text:p>
              </table:table-cell>
              <table:table-cell office:value-type="float" office:value="0.048694">
                <text:p>0.048694</text:p>
              </table:table-cell>
            </table:table-row>
            <table:table-row>
              <table:table-cell office:value-type="string">
                <text:p>instance4x4_b</text:p>
              </table:table-cell>
              <table:table-cell office:value-type="float" office:value="0.050327">
                <text:p>0.050327</text:p>
              </table:table-cell>
              <table:table-cell office:value-type="float" office:value="0.048767">
                <text:p>0.048767</text:p>
              </table:table-cell>
            </table:table-row>
            <table:table-row>
              <table:table-cell office:value-type="string">
                <text:p>instance4x4_c</text:p>
              </table:table-cell>
              <table:table-cell office:value-type="float" office:value="0.012324">
                <text:p>0.012324</text:p>
              </table:table-cell>
              <table:table-cell office:value-type="float" office:value="0.012397">
                <text:p>0.012397</text:p>
              </table:table-cell>
            </table:table-row>
            <table:table-row>
              <table:table-cell office:value-type="string">
                <text:p>instance5x5_a</text:p>
              </table:table-cell>
              <table:table-cell office:value-type="float" office:value="0.159952">
                <text:p>0.159952</text:p>
              </table:table-cell>
              <table:table-cell office:value-type="float" office:value="0.164231">
                <text:p>0.164231</text:p>
              </table:table-cell>
            </table:table-row>
            <table:table-row>
              <table:table-cell office:value-type="string">
                <text:p>instance5x5_b</text:p>
              </table:table-cell>
              <table:table-cell office:value-type="float" office:value="0.088321">
                <text:p>0.088321</text:p>
              </table:table-cell>
              <table:table-cell office:value-type="float" office:value="0.095958">
                <text:p>0.095958</text:p>
              </table:table-cell>
            </table:table-row>
            <table:table-row>
              <table:table-cell office:value-type="string">
                <text:p>instance6x6_a</text:p>
              </table:table-cell>
              <table:table-cell office:value-type="float" office:value="0.061837">
                <text:p>0.061837</text:p>
              </table:table-cell>
              <table:table-cell office:value-type="float" office:value="0.06398">
                <text:p>0.06398</text:p>
              </table:table-cell>
            </table:table-row>
            <table:table-row>
              <table:table-cell office:value-type="string">
                <text:p>instance6x6_b</text:p>
              </table:table-cell>
              <table:table-cell office:value-type="float" office:value="0.080631">
                <text:p>0.080631</text:p>
              </table:table-cell>
              <table:table-cell office:value-type="float" office:value="0.086962">
                <text:p>0.086962</text:p>
              </table:table-cell>
            </table:table-row>
            <table:table-row>
              <table:table-cell office:value-type="string">
                <text:p>instance6x6_c</text:p>
              </table:table-cell>
              <table:table-cell office:value-type="float" office:value="0.123958">
                <text:p>0.123958</text:p>
              </table:table-cell>
              <table:table-cell office:value-type="float" office:value="0.117105">
                <text:p>0.117105</text:p>
              </table:table-cell>
            </table:table-row>
            <table:table-row>
              <table:table-cell office:value-type="string">
                <text:p>instance6x6_d</text:p>
              </table:table-cell>
              <table:table-cell office:value-type="float" office:value="0.108714">
                <text:p>0.108714</text:p>
              </table:table-cell>
              <table:table-cell office:value-type="float" office:value="0.100659">
                <text:p>0.100659</text:p>
              </table:table-cell>
            </table:table-row>
            <table:table-row>
              <table:table-cell office:value-type="string">
                <text:p>instance7x7_a</text:p>
              </table:table-cell>
              <table:table-cell office:value-type="float" office:value="0.061571">
                <text:p>0.061571</text:p>
              </table:table-cell>
              <table:table-cell office:value-type="float" office:value="0.063162">
                <text:p>0.063162</text:p>
              </table:table-cell>
            </table:table-row>
            <table:table-row>
              <table:table-cell office:value-type="string">
                <text:p>instance7x7_b</text:p>
              </table:table-cell>
              <table:table-cell office:value-type="float" office:value="0.065727">
                <text:p>0.065727</text:p>
              </table:table-cell>
              <table:table-cell office:value-type="float" office:value="0.077254">
                <text:p>0.077254</text:p>
              </table:table-cell>
            </table:table-row>
            <table:table-row>
              <table:table-cell office:value-type="string">
                <text:p>instance7x7_c</text:p>
              </table:table-cell>
              <table:table-cell office:value-type="float" office:value="0.732495">
                <text:p>0.732495</text:p>
              </table:table-cell>
              <table:table-cell office:value-type="float" office:value="1.06432">
                <text:p>1.06432</text:p>
              </table:table-cell>
            </table:table-row>
            <table:table-row>
              <table:table-cell office:value-type="string">
                <text:p>instance7x7_d</text:p>
              </table:table-cell>
              <table:table-cell office:value-type="float" office:value="0.858584">
                <text:p>0.858584</text:p>
              </table:table-cell>
              <table:table-cell office:value-type="float" office:value="0.984573">
                <text:p>0.984573</text:p>
              </table:table-cell>
            </table:table-row>
            <table:table-row>
              <table:table-cell office:value-type="string">
                <text:p>instance7x7_e</text:p>
              </table:table-cell>
              <table:table-cell office:value-type="float" office:value="1.07133">
                <text:p>1.07133</text:p>
              </table:table-cell>
              <table:table-cell office:value-type="float" office:value="1.00363">
                <text:p>1.00363</text:p>
              </table:table-cell>
            </table:table-row>
            <table:table-row>
              <table:table-cell office:value-type="string">
                <text:p>instance7x7_f</text:p>
              </table:table-cell>
              <table:table-cell office:value-type="float" office:value="1.10975">
                <text:p>1.10975</text:p>
              </table:table-cell>
              <table:table-cell office:value-type="float" office:value="1.04301">
                <text:p>1.04301</text:p>
              </table:table-cell>
            </table:table-row>
            <table:table-row>
              <table:table-cell office:value-type="string">
                <text:p>instance8x8_a</text:p>
              </table:table-cell>
              <table:table-cell office:value-type="float" office:value="1.34853">
                <text:p>1.34853</text:p>
              </table:table-cell>
              <table:table-cell office:value-type="float" office:value="1.36193">
                <text:p>1.36193</text:p>
              </table:table-cell>
            </table:table-row>
            <table:table-row>
              <table:table-cell office:value-type="string">
                <text:p>instance8x8_b</text:p>
              </table:table-cell>
              <table:table-cell office:value-type="float" office:value="1.52971">
                <text:p>1.52971</text:p>
              </table:table-cell>
              <table:table-cell office:value-type="float" office:value="1.46602">
                <text:p>1.46602</text:p>
              </table:table-cell>
            </table:table-row>
            <table:table-row>
              <table:table-cell office:value-type="string">
                <text:p>instance8x8_c</text:p>
              </table:table-cell>
              <table:table-cell office:value-type="float" office:value="1.28676">
                <text:p>1.28676</text:p>
              </table:table-cell>
              <table:table-cell office:value-type="float" office:value="1.24717">
                <text:p>1.24717</text:p>
              </table:table-cell>
            </table:table-row>
            <table:table-row>
              <table:table-cell office:value-type="string">
                <text:p>instance8x8_d</text:p>
              </table:table-cell>
              <table:table-cell office:value-type="float" office:value="1.44002">
                <text:p>1.44002</text:p>
              </table:table-cell>
              <table:table-cell office:value-type="float" office:value="1.34086">
                <text:p>1.3408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1cm" svg:height="8.866cm" xlink:href="." xlink:type="simple" chart:class="chart:line" chart:style-name="ch1">
        <chart:title svg:x="9.451cm" svg:y="0.313cm" chart:style-name="ch2">
          <text:p>Basic -S2</text:p>
        </chart:title>
        <chart:legend chart:legend-position="bottom" svg:x="6.217cm" svg:y="8.267cm" style:legend-expansion="wide" chart:style-name="ch3"/>
        <chart:plot-area chart:style-name="ch4" chart:data-source-has-labels="both" svg:x="1.431cm" svg:y="1.269cm" svg:width="19.149cm" svg:height="6.637cm">
          <chartooo:coordinate-region svg:x="2.238cm" svg:y="1.269cm" svg:width="17.407cm" svg:height="4.335cm"/>
          <chart:axis chart:dimension="x" chart:name="primary-x" chart:style-name="ch5" chartooo:axis-type="auto">
            <chartooo:date-scale/>
            <chart:categories table:cell-range-address="local-table.$A$2:.$A$26"/>
          </chart:axis>
          <chart:axis chart:dimension="y" chart:name="primary-y" chart:style-name="ch5">
            <chart:title svg:x="0.451cm" svg:y="5.001cm" chart:style-name="ch6">
              <text:p>Time</text:p>
            </chart:title>
            <chart:grid chart:style-name="ch7" chart:class="major"/>
          </chart:axis>
          <chart:series chart:style-name="ch8" chart:values-cell-range-address="local-table.$B$2:.$B$26" chart:label-cell-address="local-table.$B$1" chart:class="chart:line">
            <chart:data-point chart:repeated="25"/>
          </chart:series>
          <chart:series chart:style-name="ch9" chart:values-cell-range-address="local-table.$C$2:.$C$26" chart:label-cell-address="local-table.$C$1" chart:class="chart:line">
            <chart:data-point chart:repeated="2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olver Solve Time</text:p>
              </table:table-cell>
              <table:table-cell office:value-type="string">
                <text:p>Savile Row Total Time</text:p>
              </table:table-cell>
            </table:table-row>
          </table:table-header-rows>
          <table:table-rows>
            <table:table-row>
              <table:table-cell office:value-type="string">
                <text:p>custom3x5_a</text:p>
              </table:table-cell>
              <table:table-cell office:value-type="float" office:value="0.052114">
                <text:p>0.052114</text:p>
              </table:table-cell>
              <table:table-cell office:value-type="float" office:value="1.52">
                <text:p>1.52</text:p>
              </table:table-cell>
            </table:table-row>
            <table:table-row>
              <table:table-cell office:value-type="string">
                <text:p>custom3x5_b</text:p>
              </table:table-cell>
              <table:table-cell office:value-type="float" office:value="0.003488">
                <text:p>0.003488</text:p>
              </table:table-cell>
              <table:table-cell office:value-type="float" office:value="1.25">
                <text:p>1.25</text:p>
              </table:table-cell>
            </table:table-row>
            <table:table-row>
              <table:table-cell office:value-type="string">
                <text:p>custom8x4_a</text:p>
              </table:table-cell>
              <table:table-cell office:value-type="float" office:value="0.149161">
                <text:p>0.149161</text:p>
              </table:table-cell>
              <table:table-cell office:value-type="float" office:value="17.154">
                <text:p>17.154</text:p>
              </table:table-cell>
            </table:table-row>
            <table:table-row>
              <table:table-cell office:value-type="string">
                <text:p>custom8x4_b</text:p>
              </table:table-cell>
              <table:table-cell office:value-type="float" office:value="0.056657">
                <text:p>0.056657</text:p>
              </table:table-cell>
              <table:table-cell office:value-type="float" office:value="14.779">
                <text:p>14.779</text:p>
              </table:table-cell>
            </table:table-row>
            <table:table-row>
              <table:table-cell office:value-type="string">
                <text:p>instance2x2_a</text:p>
              </table:table-cell>
              <table:table-cell office:value-type="float" office:value="0.047985">
                <text:p>0.047985</text:p>
              </table:table-cell>
              <table:table-cell office:value-type="float" office:value="0.253">
                <text:p>0.253</text:p>
              </table:table-cell>
            </table:table-row>
            <table:table-row>
              <table:table-cell office:value-type="string">
                <text:p>instance2x2_b</text:p>
              </table:table-cell>
              <table:table-cell office:value-type="float" office:value="0.040621">
                <text:p>0.040621</text:p>
              </table:table-cell>
              <table:table-cell office:value-type="float" office:value="0.224">
                <text:p>0.224</text:p>
              </table:table-cell>
            </table:table-row>
            <table:table-row>
              <table:table-cell office:value-type="string">
                <text:p>instance2x2_c</text:p>
              </table:table-cell>
              <table:table-cell office:value-type="float" office:value="0.000003">
                <text:p>0.000003</text:p>
              </table:table-cell>
              <table:table-cell office:value-type="float" office:value="0.156">
                <text:p>0.156</text:p>
              </table:table-cell>
            </table:table-row>
            <table:table-row>
              <table:table-cell office:value-type="string">
                <text:p>instance3x3_a</text:p>
              </table:table-cell>
              <table:table-cell office:value-type="float" office:value="0.044607">
                <text:p>0.044607</text:p>
              </table:table-cell>
              <table:table-cell office:value-type="float" office:value="0.495">
                <text:p>0.495</text:p>
              </table:table-cell>
            </table:table-row>
            <table:table-row>
              <table:table-cell office:value-type="string">
                <text:p>instance3x3_b</text:p>
              </table:table-cell>
              <table:table-cell office:value-type="float" office:value="0.04472">
                <text:p>0.04472</text:p>
              </table:table-cell>
              <table:table-cell office:value-type="float" office:value="0.547">
                <text:p>0.547</text:p>
              </table:table-cell>
            </table:table-row>
            <table:table-row>
              <table:table-cell office:value-type="string">
                <text:p>instance3x3_c</text:p>
              </table:table-cell>
              <table:table-cell office:value-type="float" office:value="0.000494">
                <text:p>0.000494</text:p>
              </table:table-cell>
              <table:table-cell office:value-type="float" office:value="0.43">
                <text:p>0.43</text:p>
              </table:table-cell>
            </table:table-row>
            <table:table-row>
              <table:table-cell office:value-type="string">
                <text:p>instance4x4_a</text:p>
              </table:table-cell>
              <table:table-cell office:value-type="float" office:value="0.048992">
                <text:p>0.048992</text:p>
              </table:table-cell>
              <table:table-cell office:value-type="float" office:value="2.059">
                <text:p>2.059</text:p>
              </table:table-cell>
            </table:table-row>
            <table:table-row>
              <table:table-cell office:value-type="string">
                <text:p>instance4x4_b</text:p>
              </table:table-cell>
              <table:table-cell office:value-type="float" office:value="0.046223">
                <text:p>0.046223</text:p>
              </table:table-cell>
              <table:table-cell office:value-type="float" office:value="1.739">
                <text:p>1.739</text:p>
              </table:table-cell>
            </table:table-row>
            <table:table-row>
              <table:table-cell office:value-type="string">
                <text:p>instance4x4_c</text:p>
              </table:table-cell>
              <table:table-cell office:value-type="float" office:value="0.010466">
                <text:p>0.010466</text:p>
              </table:table-cell>
              <table:table-cell office:value-type="float" office:value="1.781">
                <text:p>1.781</text:p>
              </table:table-cell>
            </table:table-row>
            <table:table-row>
              <table:table-cell office:value-type="string">
                <text:p>instance5x5_a</text:p>
              </table:table-cell>
              <table:table-cell office:value-type="float" office:value="0.10473">
                <text:p>0.10473</text:p>
              </table:table-cell>
              <table:table-cell office:value-type="float" office:value="9.593">
                <text:p>9.593</text:p>
              </table:table-cell>
            </table:table-row>
            <table:table-row>
              <table:table-cell office:value-type="string">
                <text:p>instance5x5_b</text:p>
              </table:table-cell>
              <table:table-cell office:value-type="float" office:value="0.066937">
                <text:p>0.066937</text:p>
              </table:table-cell>
              <table:table-cell office:value-type="float" office:value="8.914">
                <text:p>8.914</text:p>
              </table:table-cell>
            </table:table-row>
            <table:table-row>
              <table:table-cell office:value-type="string">
                <text:p>instance6x6_a</text:p>
              </table:table-cell>
              <table:table-cell office:value-type="float" office:value="0.058956">
                <text:p>0.058956</text:p>
              </table:table-cell>
              <table:table-cell office:value-type="float" office:value="35.509">
                <text:p>35.509</text:p>
              </table:table-cell>
            </table:table-row>
            <table:table-row>
              <table:table-cell office:value-type="string">
                <text:p>instance6x6_b</text:p>
              </table:table-cell>
              <table:table-cell office:value-type="float" office:value="0.06722">
                <text:p>0.06722</text:p>
              </table:table-cell>
              <table:table-cell office:value-type="float" office:value="26.674">
                <text:p>26.674</text:p>
              </table:table-cell>
            </table:table-row>
            <table:table-row>
              <table:table-cell office:value-type="string">
                <text:p>instance6x6_c</text:p>
              </table:table-cell>
              <table:table-cell office:value-type="float" office:value="0.109398">
                <text:p>0.109398</text:p>
              </table:table-cell>
              <table:table-cell office:value-type="float" office:value="20.238">
                <text:p>20.238</text:p>
              </table:table-cell>
            </table:table-row>
            <table:table-row>
              <table:table-cell office:value-type="string">
                <text:p>instance6x6_d</text:p>
              </table:table-cell>
              <table:table-cell office:value-type="float" office:value="0.083433">
                <text:p>0.083433</text:p>
              </table:table-cell>
              <table:table-cell office:value-type="float" office:value="14.997">
                <text:p>14.997</text:p>
              </table:table-cell>
            </table:table-row>
            <table:table-row>
              <table:table-cell office:value-type="string">
                <text:p>instance7x7_a</text:p>
              </table:table-cell>
              <table:table-cell office:value-type="float" office:value="0.062405">
                <text:p>0.062405</text:p>
              </table:table-cell>
              <table:table-cell office:value-type="float" office:value="213.952">
                <text:p>213.952</text:p>
              </table:table-cell>
            </table:table-row>
            <table:table-row>
              <table:table-cell office:value-type="string">
                <text:p>instance7x7_b</text:p>
              </table:table-cell>
              <table:table-cell office:value-type="float" office:value="0.059464">
                <text:p>0.059464</text:p>
              </table:table-cell>
              <table:table-cell office:value-type="float" office:value="202.868">
                <text:p>202.868</text:p>
              </table:table-cell>
            </table:table-row>
            <table:table-row>
              <table:table-cell office:value-type="string">
                <text:p>instance7x7_c</text:p>
              </table:table-cell>
              <table:table-cell office:value-type="float" office:value="0.738053">
                <text:p>0.738053</text:p>
              </table:table-cell>
              <table:table-cell office:value-type="float" office:value="135.466">
                <text:p>135.466</text:p>
              </table:table-cell>
            </table:table-row>
            <table:table-row>
              <table:table-cell office:value-type="string">
                <text:p>instance7x7_d</text:p>
              </table:table-cell>
              <table:table-cell office:value-type="float" office:value="0.756224">
                <text:p>0.756224</text:p>
              </table:table-cell>
              <table:table-cell office:value-type="float" office:value="120.591">
                <text:p>120.591</text:p>
              </table:table-cell>
            </table:table-row>
            <table:table-row>
              <table:table-cell office:value-type="string">
                <text:p>instance7x7_e</text:p>
              </table:table-cell>
              <table:table-cell office:value-type="float" office:value="0.853627">
                <text:p>0.853627</text:p>
              </table:table-cell>
              <table:table-cell office:value-type="float" office:value="108.148">
                <text:p>108.148</text:p>
              </table:table-cell>
            </table:table-row>
            <table:table-row>
              <table:table-cell office:value-type="string">
                <text:p>instance7x7_f</text:p>
              </table:table-cell>
              <table:table-cell office:value-type="float" office:value="0.892805">
                <text:p>0.892805</text:p>
              </table:table-cell>
              <table:table-cell office:value-type="float" office:value="84.87">
                <text:p>84.8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1cm" svg:height="8.512cm" xlink:href="." xlink:type="simple" chart:class="chart:line" chart:style-name="ch1">
        <chart:title svg:x="8.604cm" svg:y="0.306cm" chart:style-name="ch2">
          <text:p>Solver Solve Time</text:p>
        </chart:title>
        <chart:legend chart:legend-position="bottom" svg:x="5.86cm" svg:y="7.913cm" style:legend-expansion="wide" chart:style-name="ch3"/>
        <chart:plot-area chart:style-name="ch4" chart:data-source-has-labels="both" svg:x="1.431cm" svg:y="1.255cm" svg:width="19.149cm" svg:height="6.304cm">
          <chartooo:coordinate-region svg:x="2.158cm" svg:y="1.255cm" svg:width="17.407cm" svg:height="4.002cm"/>
          <chart:axis chart:dimension="x" chart:name="primary-x" chart:style-name="ch5" chartooo:axis-type="auto">
            <chartooo:date-scale/>
            <chart:categories table:cell-range-address="local-table.$A$2:.$A$26"/>
          </chart:axis>
          <chart:axis chart:dimension="y" chart:name="primary-y" chart:style-name="ch5">
            <chart:title svg:x="0.451cm" svg:y="4.821cm" chart:style-name="ch6">
              <text:p>Time</text:p>
            </chart:title>
            <chart:grid chart:style-name="ch7" chart:class="major"/>
          </chart:axis>
          <chart:series chart:style-name="ch8" chart:values-cell-range-address="local-table.$B$2:.$B$26" chart:label-cell-address="local-table.$B$1" chart:class="chart:line">
            <chart:data-point chart:repeated="25"/>
          </chart:series>
          <chart:series chart:style-name="ch9" chart:values-cell-range-address="local-table.$C$2:.$C$26" chart:label-cell-address="local-table.$C$1" chart:class="chart:line">
            <chart:data-point chart:repeated="2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olver Solve Time (nf)</text:p>
              </table:table-cell>
              <table:table-cell office:value-type="string">
                <text:p>Solver Solve Time (S2)</text:p>
              </table:table-cell>
            </table:table-row>
          </table:table-header-rows>
          <table:table-rows>
            <table:table-row>
              <table:table-cell office:value-type="string">
                <text:p>custom3x5_a</text:p>
              </table:table-cell>
              <table:table-cell office:value-type="float" office:value="0.041512">
                <text:p>0.041512</text:p>
              </table:table-cell>
              <table:table-cell office:value-type="float" office:value="0.052114">
                <text:p>0.052114</text:p>
              </table:table-cell>
            </table:table-row>
            <table:table-row>
              <table:table-cell office:value-type="string">
                <text:p>custom3x5_b</text:p>
              </table:table-cell>
              <table:table-cell office:value-type="float" office:value="0.003055">
                <text:p>0.003055</text:p>
              </table:table-cell>
              <table:table-cell office:value-type="float" office:value="0.003488">
                <text:p>0.003488</text:p>
              </table:table-cell>
            </table:table-row>
            <table:table-row>
              <table:table-cell office:value-type="string">
                <text:p>custom8x4_a</text:p>
              </table:table-cell>
              <table:table-cell office:value-type="float" office:value="0.127008">
                <text:p>0.127008</text:p>
              </table:table-cell>
              <table:table-cell office:value-type="float" office:value="0.149161">
                <text:p>0.149161</text:p>
              </table:table-cell>
            </table:table-row>
            <table:table-row>
              <table:table-cell office:value-type="string">
                <text:p>custom8x4_b</text:p>
              </table:table-cell>
              <table:table-cell office:value-type="float" office:value="0.054027">
                <text:p>0.054027</text:p>
              </table:table-cell>
              <table:table-cell office:value-type="float" office:value="0.056657">
                <text:p>0.056657</text:p>
              </table:table-cell>
            </table:table-row>
            <table:table-row>
              <table:table-cell office:value-type="string">
                <text:p>instance2x2_a</text:p>
              </table:table-cell>
              <table:table-cell office:value-type="float" office:value="0.045696">
                <text:p>0.045696</text:p>
              </table:table-cell>
              <table:table-cell office:value-type="float" office:value="0.047985">
                <text:p>0.047985</text:p>
              </table:table-cell>
            </table:table-row>
            <table:table-row>
              <table:table-cell office:value-type="string">
                <text:p>instance2x2_b</text:p>
              </table:table-cell>
              <table:table-cell office:value-type="float" office:value="0.046036">
                <text:p>0.046036</text:p>
              </table:table-cell>
              <table:table-cell office:value-type="float" office:value="0.040621">
                <text:p>0.040621</text:p>
              </table:table-cell>
            </table:table-row>
            <table:table-row>
              <table:table-cell office:value-type="string">
                <text:p>instance2x2_c</text:p>
              </table:table-cell>
              <table:table-cell office:value-type="float" office:value="0.000004">
                <text:p>0.000004</text:p>
              </table:table-cell>
              <table:table-cell office:value-type="float" office:value="0.000003">
                <text:p>0.000003</text:p>
              </table:table-cell>
            </table:table-row>
            <table:table-row>
              <table:table-cell office:value-type="string">
                <text:p>instance3x3_a</text:p>
              </table:table-cell>
              <table:table-cell office:value-type="float" office:value="0.046439">
                <text:p>0.046439</text:p>
              </table:table-cell>
              <table:table-cell office:value-type="float" office:value="0.044607">
                <text:p>0.044607</text:p>
              </table:table-cell>
            </table:table-row>
            <table:table-row>
              <table:table-cell office:value-type="string">
                <text:p>instance3x3_b</text:p>
              </table:table-cell>
              <table:table-cell office:value-type="float" office:value="0.053142">
                <text:p>0.053142</text:p>
              </table:table-cell>
              <table:table-cell office:value-type="float" office:value="0.04472">
                <text:p>0.04472</text:p>
              </table:table-cell>
            </table:table-row>
            <table:table-row>
              <table:table-cell office:value-type="string">
                <text:p>instance3x3_c</text:p>
              </table:table-cell>
              <table:table-cell office:value-type="float" office:value="0.00053">
                <text:p>0.00053</text:p>
              </table:table-cell>
              <table:table-cell office:value-type="float" office:value="0.000494">
                <text:p>0.000494</text:p>
              </table:table-cell>
            </table:table-row>
            <table:table-row>
              <table:table-cell office:value-type="string">
                <text:p>instance4x4_a</text:p>
              </table:table-cell>
              <table:table-cell office:value-type="float" office:value="0.052663">
                <text:p>0.052663</text:p>
              </table:table-cell>
              <table:table-cell office:value-type="float" office:value="0.048992">
                <text:p>0.048992</text:p>
              </table:table-cell>
            </table:table-row>
            <table:table-row>
              <table:table-cell office:value-type="string">
                <text:p>instance4x4_b</text:p>
              </table:table-cell>
              <table:table-cell office:value-type="float" office:value="0.050327">
                <text:p>0.050327</text:p>
              </table:table-cell>
              <table:table-cell office:value-type="float" office:value="0.046223">
                <text:p>0.046223</text:p>
              </table:table-cell>
            </table:table-row>
            <table:table-row>
              <table:table-cell office:value-type="string">
                <text:p>instance4x4_c</text:p>
              </table:table-cell>
              <table:table-cell office:value-type="float" office:value="0.012324">
                <text:p>0.012324</text:p>
              </table:table-cell>
              <table:table-cell office:value-type="float" office:value="0.010466">
                <text:p>0.010466</text:p>
              </table:table-cell>
            </table:table-row>
            <table:table-row>
              <table:table-cell office:value-type="string">
                <text:p>instance5x5_a</text:p>
              </table:table-cell>
              <table:table-cell office:value-type="float" office:value="0.159952">
                <text:p>0.159952</text:p>
              </table:table-cell>
              <table:table-cell office:value-type="float" office:value="0.10473">
                <text:p>0.10473</text:p>
              </table:table-cell>
            </table:table-row>
            <table:table-row>
              <table:table-cell office:value-type="string">
                <text:p>instance5x5_b</text:p>
              </table:table-cell>
              <table:table-cell office:value-type="float" office:value="0.088321">
                <text:p>0.088321</text:p>
              </table:table-cell>
              <table:table-cell office:value-type="float" office:value="0.066937">
                <text:p>0.066937</text:p>
              </table:table-cell>
            </table:table-row>
            <table:table-row>
              <table:table-cell office:value-type="string">
                <text:p>instance6x6_a</text:p>
              </table:table-cell>
              <table:table-cell office:value-type="float" office:value="0.061837">
                <text:p>0.061837</text:p>
              </table:table-cell>
              <table:table-cell office:value-type="float" office:value="0.058956">
                <text:p>0.058956</text:p>
              </table:table-cell>
            </table:table-row>
            <table:table-row>
              <table:table-cell office:value-type="string">
                <text:p>instance6x6_b</text:p>
              </table:table-cell>
              <table:table-cell office:value-type="float" office:value="0.080631">
                <text:p>0.080631</text:p>
              </table:table-cell>
              <table:table-cell office:value-type="float" office:value="0.06722">
                <text:p>0.06722</text:p>
              </table:table-cell>
            </table:table-row>
            <table:table-row>
              <table:table-cell office:value-type="string">
                <text:p>instance6x6_c</text:p>
              </table:table-cell>
              <table:table-cell office:value-type="float" office:value="0.123958">
                <text:p>0.123958</text:p>
              </table:table-cell>
              <table:table-cell office:value-type="float" office:value="0.109398">
                <text:p>0.109398</text:p>
              </table:table-cell>
            </table:table-row>
            <table:table-row>
              <table:table-cell office:value-type="string">
                <text:p>instance6x6_d</text:p>
              </table:table-cell>
              <table:table-cell office:value-type="float" office:value="0.108714">
                <text:p>0.108714</text:p>
              </table:table-cell>
              <table:table-cell office:value-type="float" office:value="0.083433">
                <text:p>0.083433</text:p>
              </table:table-cell>
            </table:table-row>
            <table:table-row>
              <table:table-cell office:value-type="string">
                <text:p>instance7x7_a</text:p>
              </table:table-cell>
              <table:table-cell office:value-type="float" office:value="0.061571">
                <text:p>0.061571</text:p>
              </table:table-cell>
              <table:table-cell office:value-type="float" office:value="0.062405">
                <text:p>0.062405</text:p>
              </table:table-cell>
            </table:table-row>
            <table:table-row>
              <table:table-cell office:value-type="string">
                <text:p>instance7x7_b</text:p>
              </table:table-cell>
              <table:table-cell office:value-type="float" office:value="0.065727">
                <text:p>0.065727</text:p>
              </table:table-cell>
              <table:table-cell office:value-type="float" office:value="0.059464">
                <text:p>0.059464</text:p>
              </table:table-cell>
            </table:table-row>
            <table:table-row>
              <table:table-cell office:value-type="string">
                <text:p>instance7x7_c</text:p>
              </table:table-cell>
              <table:table-cell office:value-type="float" office:value="0.732495">
                <text:p>0.732495</text:p>
              </table:table-cell>
              <table:table-cell office:value-type="float" office:value="0.738053">
                <text:p>0.738053</text:p>
              </table:table-cell>
            </table:table-row>
            <table:table-row>
              <table:table-cell office:value-type="string">
                <text:p>instance7x7_d</text:p>
              </table:table-cell>
              <table:table-cell office:value-type="float" office:value="0.858584">
                <text:p>0.858584</text:p>
              </table:table-cell>
              <table:table-cell office:value-type="float" office:value="0.756224">
                <text:p>0.756224</text:p>
              </table:table-cell>
            </table:table-row>
            <table:table-row>
              <table:table-cell office:value-type="string">
                <text:p>instance7x7_e</text:p>
              </table:table-cell>
              <table:table-cell office:value-type="float" office:value="1.07133">
                <text:p>1.07133</text:p>
              </table:table-cell>
              <table:table-cell office:value-type="float" office:value="0.853627">
                <text:p>0.853627</text:p>
              </table:table-cell>
            </table:table-row>
            <table:table-row>
              <table:table-cell office:value-type="string">
                <text:p>instance7x7_f</text:p>
              </table:table-cell>
              <table:table-cell office:value-type="float" office:value="1.10975">
                <text:p>1.10975</text:p>
              </table:table-cell>
              <table:table-cell office:value-type="float" office:value="0.892805">
                <text:p>0.89280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maximum="1" chart:interval-major="1" chart:interval-minor-divisor="1"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circle"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cm" svg:height="9.325cm" xlink:href="." xlink:type="simple" chart:class="chart:line" chart:style-name="ch1">
        <chart:title svg:x="7.44cm" svg:y="0.322cm" chart:style-name="ch2">
          <text:p>Heuristic Comparisson (to 7b)</text:p>
        </chart:title>
        <chart:legend chart:legend-position="bottom" svg:x="0.77cm" svg:y="8.726cm" style:legend-expansion="wide" chart:style-name="ch3"/>
        <chart:plot-area chart:style-name="ch4" chart:data-source-has-labels="both" svg:x="1.431cm" svg:y="1.287cm" svg:width="19.149cm" svg:height="7.069cm">
          <chartooo:coordinate-region svg:x="3.033cm" svg:y="1.486cm" svg:width="17.11cm" svg:height="4.768cm"/>
          <chart:axis chart:dimension="x" chart:name="primary-x" chart:style-name="ch5" chartooo:axis-type="auto">
            <chartooo:date-scale/>
            <chart:categories table:cell-range-address="local-table.$A$2:.$A$22"/>
          </chart:axis>
          <chart:axis chart:dimension="y" chart:name="primary-y" chart:style-name="ch6">
            <chart:title svg:x="0.451cm" svg:y="5.857cm" chart:style-name="ch7">
              <text:p>Solver Nodes</text:p>
            </chart:title>
            <chart:grid chart:style-name="ch8" chart:class="major"/>
          </chart:axis>
          <chart:axis chart:dimension="y" chart:name="secondary-y" chart:style-name="ch9"/>
          <chart:series chart:attached-axis="primary-y" chart:style-name="ch10" chart:values-cell-range-address="local-table.$B$2:.$B$22" chart:label-cell-address="local-table.$B$1" chart:class="chart:line">
            <chart:data-point chart:repeated="21"/>
          </chart:series>
          <chart:series chart:attached-axis="secondary-y" chart:style-name="ch11" chart:values-cell-range-address="local-table.$C$2:.$C$22" chart:label-cell-address="local-table.$C$1" chart:class="chart:line">
            <chart:data-point chart:repeated="21"/>
          </chart:series>
          <chart:series chart:attached-axis="primary-y" chart:style-name="ch12" chart:values-cell-range-address="local-table.$D$2:.$D$22" chart:label-cell-address="local-table.$D$1" chart:class="chart:line">
            <chart:data-point chart:repeated="21"/>
          </chart:series>
          <chart:series chart:attached-axis="secondary-y" chart:style-name="ch13" chart:values-cell-range-address="local-table.$E$2:.$E$22" chart:label-cell-address="local-table.$E$1" chart:class="chart:line">
            <chart:data-point chart:repeated="21"/>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olver Nodes (low Min)</text:p>
              </table:table-cell>
              <table:table-cell office:value-type="string">
                <text:p>Solution Found (low Min)</text:p>
              </table:table-cell>
              <table:table-cell office:value-type="string">
                <text:p>Solver Nodes (high Min)</text:p>
              </table:table-cell>
              <table:table-cell office:value-type="string">
                <text:p>Solution Found (high Min)</text:p>
              </table:table-cell>
            </table:table-row>
          </table:table-header-rows>
          <table:table-rows>
            <table:table-row>
              <table:table-cell office:value-type="string">
                <text:p>custom3x5_a</text:p>
              </table:table-cell>
              <table:table-cell office:value-type="float" office:value="444">
                <text:p>444</text:p>
              </table:table-cell>
              <table:table-cell office:value-type="float" office:value="1">
                <text:p>1</text:p>
              </table:table-cell>
              <table:table-cell office:value-type="float" office:value="27">
                <text:p>27</text:p>
              </table:table-cell>
              <table:table-cell office:value-type="float" office:value="1">
                <text:p>1</text:p>
              </table:table-cell>
            </table:table-row>
            <table:table-row>
              <table:table-cell office:value-type="string">
                <text:p>custom3x5_b</text:p>
              </table:table-cell>
              <table:table-cell office:value-type="float" office:value="1174">
                <text:p>1174</text:p>
              </table:table-cell>
              <table:table-cell office:value-type="float" office:value="0">
                <text:p>0</text:p>
              </table:table-cell>
              <table:table-cell office:value-type="float" office:value="1067">
                <text:p>1067</text:p>
              </table:table-cell>
              <table:table-cell office:value-type="float" office:value="0">
                <text:p>0</text:p>
              </table:table-cell>
            </table:table-row>
            <table:table-row>
              <table:table-cell office:value-type="string">
                <text:p>custom8x4_a</text:p>
              </table:table-cell>
              <table:table-cell office:value-type="float" office:value="14377">
                <text:p>14377</text:p>
              </table:table-cell>
              <table:table-cell office:value-type="float" office:value="1">
                <text:p>1</text:p>
              </table:table-cell>
              <table:table-cell office:value-type="float" office:value="11669">
                <text:p>11669</text:p>
              </table:table-cell>
              <table:table-cell office:value-type="float" office:value="1">
                <text:p>1</text:p>
              </table:table-cell>
            </table:table-row>
            <table:table-row>
              <table:table-cell office:value-type="string">
                <text:p>custom8x4_b</text:p>
              </table:table-cell>
              <table:table-cell office:value-type="float" office:value="56876">
                <text:p>56876</text:p>
              </table:table-cell>
              <table:table-cell office:value-type="float" office:value="0">
                <text:p>0</text:p>
              </table:table-cell>
              <table:table-cell office:value-type="float" office:value="54878">
                <text:p>54878</text:p>
              </table:table-cell>
              <table:table-cell office:value-type="float" office:value="0">
                <text:p>0</text:p>
              </table:table-cell>
            </table:table-row>
            <table:table-row>
              <table:table-cell office:value-type="string">
                <text:p>instance2x2_a</text:p>
              </table:table-cell>
              <table:table-cell office:value-type="float" office:value="6">
                <text:p>6</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string">
                <text:p>instance2x2_b</text:p>
              </table:table-cell>
              <table:table-cell office:value-type="float" office:value="4">
                <text:p>4</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string">
                <text:p>instance2x2_c</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instance3x3_a</text:p>
              </table:table-cell>
              <table:table-cell office:value-type="float" office:value="121">
                <text:p>121</text:p>
              </table:table-cell>
              <table:table-cell office:value-type="float" office:value="1">
                <text:p>1</text:p>
              </table:table-cell>
              <table:table-cell office:value-type="float" office:value="138">
                <text:p>138</text:p>
              </table:table-cell>
              <table:table-cell office:value-type="float" office:value="1">
                <text:p>1</text:p>
              </table:table-cell>
            </table:table-row>
            <table:table-row>
              <table:table-cell office:value-type="string">
                <text:p>instance3x3_b</text:p>
              </table:table-cell>
              <table:table-cell office:value-type="float" office:value="9">
                <text:p>9</text:p>
              </table:table-cell>
              <table:table-cell office:value-type="float" office:value="1">
                <text:p>1</text:p>
              </table:table-cell>
              <table:table-cell office:value-type="float" office:value="398">
                <text:p>398</text:p>
              </table:table-cell>
              <table:table-cell office:value-type="float" office:value="0">
                <text:p>0</text:p>
              </table:table-cell>
            </table:table-row>
            <table:table-row>
              <table:table-cell office:value-type="string">
                <text:p>instance3x3_c</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instance4x4_a</text:p>
              </table:table-cell>
              <table:table-cell office:value-type="float" office:value="102">
                <text:p>102</text:p>
              </table:table-cell>
              <table:table-cell office:value-type="float" office:value="1">
                <text:p>1</text:p>
              </table:table-cell>
              <table:table-cell office:value-type="float" office:value="8030">
                <text:p>8030</text:p>
              </table:table-cell>
              <table:table-cell office:value-type="float" office:value="0">
                <text:p>0</text:p>
              </table:table-cell>
            </table:table-row>
            <table:table-row>
              <table:table-cell office:value-type="string">
                <text:p>instance4x4_b</text:p>
              </table:table-cell>
              <table:table-cell office:value-type="float" office:value="179">
                <text:p>179</text:p>
              </table:table-cell>
              <table:table-cell office:value-type="float" office:value="1">
                <text:p>1</text:p>
              </table:table-cell>
              <table:table-cell office:value-type="float" office:value="455">
                <text:p>455</text:p>
              </table:table-cell>
              <table:table-cell office:value-type="float" office:value="1">
                <text:p>1</text:p>
              </table:table-cell>
            </table:table-row>
            <table:table-row>
              <table:table-cell office:value-type="string">
                <text:p>instance4x4_c</text:p>
              </table:table-cell>
              <table:table-cell office:value-type="float" office:value="4358">
                <text:p>4358</text:p>
              </table:table-cell>
              <table:table-cell office:value-type="float" office:value="0">
                <text:p>0</text:p>
              </table:table-cell>
              <table:table-cell office:value-type="float" office:value="3464">
                <text:p>3464</text:p>
              </table:table-cell>
              <table:table-cell office:value-type="float" office:value="0">
                <text:p>0</text:p>
              </table:table-cell>
            </table:table-row>
            <table:table-row>
              <table:table-cell office:value-type="string">
                <text:p>instance5x5_a</text:p>
              </table:table-cell>
              <table:table-cell office:value-type="float" office:value="2649">
                <text:p>2649</text:p>
              </table:table-cell>
              <table:table-cell office:value-type="float" office:value="1">
                <text:p>1</text:p>
              </table:table-cell>
              <table:table-cell office:value-type="float" office:value="50737">
                <text:p>50737</text:p>
              </table:table-cell>
              <table:table-cell office:value-type="float" office:value="0">
                <text:p>0</text:p>
              </table:table-cell>
            </table:table-row>
            <table:table-row>
              <table:table-cell office:value-type="string">
                <text:p>instance5x5_b</text:p>
              </table:table-cell>
              <table:table-cell office:value-type="float" office:value="49480">
                <text:p>49480</text:p>
              </table:table-cell>
              <table:table-cell office:value-type="float" office:value="0">
                <text:p>0</text:p>
              </table:table-cell>
              <table:table-cell office:value-type="float" office:value="43862">
                <text:p>43862</text:p>
              </table:table-cell>
              <table:table-cell office:value-type="float" office:value="0">
                <text:p>0</text:p>
              </table:table-cell>
            </table:table-row>
            <table:table-row>
              <table:table-cell office:value-type="string">
                <text:p>instance6x6_a</text:p>
              </table:table-cell>
              <table:table-cell office:value-type="float" office:value="5295">
                <text:p>5295</text:p>
              </table:table-cell>
              <table:table-cell office:value-type="float" office:value="1">
                <text:p>1</text:p>
              </table:table-cell>
              <table:table-cell office:value-type="float" office:value="531">
                <text:p>531</text:p>
              </table:table-cell>
              <table:table-cell office:value-type="float" office:value="1">
                <text:p>1</text:p>
              </table:table-cell>
            </table:table-row>
            <table:table-row>
              <table:table-cell office:value-type="string">
                <text:p>instance6x6_b</text:p>
              </table:table-cell>
              <table:table-cell office:value-type="float" office:value="13623">
                <text:p>13623</text:p>
              </table:table-cell>
              <table:table-cell office:value-type="float" office:value="1">
                <text:p>1</text:p>
              </table:table-cell>
              <table:table-cell office:value-type="float" office:value="5563">
                <text:p>5563</text:p>
              </table:table-cell>
              <table:table-cell office:value-type="float" office:value="1">
                <text:p>1</text:p>
              </table:table-cell>
            </table:table-row>
            <table:table-row>
              <table:table-cell office:value-type="string">
                <text:p>instance6x6_c</text:p>
              </table:table-cell>
              <table:table-cell office:value-type="float" office:value="13765">
                <text:p>13765</text:p>
              </table:table-cell>
              <table:table-cell office:value-type="float" office:value="1">
                <text:p>1</text:p>
              </table:table-cell>
              <table:table-cell office:value-type="float" office:value="11235">
                <text:p>11235</text:p>
              </table:table-cell>
              <table:table-cell office:value-type="float" office:value="1">
                <text:p>1</text:p>
              </table:table-cell>
            </table:table-row>
            <table:table-row>
              <table:table-cell office:value-type="string">
                <text:p>instance6x6_d</text:p>
              </table:table-cell>
              <table:table-cell office:value-type="float" office:value="24594">
                <text:p>24594</text:p>
              </table:table-cell>
              <table:table-cell office:value-type="float" office:value="1">
                <text:p>1</text:p>
              </table:table-cell>
              <table:table-cell office:value-type="float" office:value="22671">
                <text:p>22671</text:p>
              </table:table-cell>
              <table:table-cell office:value-type="float" office:value="1">
                <text:p>1</text:p>
              </table:table-cell>
            </table:table-row>
            <table:table-row>
              <table:table-cell office:value-type="string">
                <text:p>instance7x7_a</text:p>
              </table:table-cell>
              <table:table-cell office:value-type="float" office:value="7235">
                <text:p>7235</text:p>
              </table:table-cell>
              <table:table-cell office:value-type="float" office:value="1">
                <text:p>1</text:p>
              </table:table-cell>
              <table:table-cell office:value-type="float" office:value="348">
                <text:p>348</text:p>
              </table:table-cell>
              <table:table-cell office:value-type="float" office:value="1">
                <text:p>1</text:p>
              </table:table-cell>
            </table:table-row>
            <table:table-row>
              <table:table-cell office:value-type="string">
                <text:p>instance7x7_b</text:p>
              </table:table-cell>
              <table:table-cell office:value-type="float" office:value="19158">
                <text:p>19158</text:p>
              </table:table-cell>
              <table:table-cell office:value-type="float" office:value="1">
                <text:p>1</text:p>
              </table:table-cell>
              <table:table-cell office:value-type="float" office:value="472">
                <text:p>472</text:p>
              </table:table-cell>
              <table:table-cell office:value-type="float" office:value="1">
                <text:p>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maximum="1" chart:interval-major="1" chart:interval-minor-divisor="1"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circle"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cm" svg:height="8.344cm" xlink:href="." xlink:type="simple" chart:class="chart:line" chart:style-name="ch1">
        <chart:title svg:x="7.176cm" svg:y="0.302cm" chart:style-name="ch2">
          <text:p>Heuristic Comparisson (from 7c)</text:p>
        </chart:title>
        <chart:legend chart:legend-position="bottom" svg:x="0.77cm" svg:y="7.745cm" style:legend-expansion="wide" chart:style-name="ch3"/>
        <chart:plot-area chart:style-name="ch4" chart:data-source-has-labels="both" svg:x="1.431cm" svg:y="1.247cm" svg:width="19.149cm" svg:height="6.148cm">
          <chartooo:coordinate-region svg:x="2.793cm" svg:y="1.446cm" svg:width="16.489cm" svg:height="5.302cm"/>
          <chart:axis chart:dimension="x" chart:name="primary-x" chart:style-name="ch5" chartooo:axis-type="auto">
            <chartooo:date-scale/>
            <chart:categories table:cell-range-address="local-table.$A$2:.$A$9"/>
          </chart:axis>
          <chart:axis chart:dimension="y" chart:name="primary-y" chart:style-name="ch6">
            <chart:title svg:x="0.451cm" svg:y="5.357cm" chart:style-name="ch7">
              <text:p>Solver Nodes</text:p>
            </chart:title>
            <chart:grid chart:style-name="ch8" chart:class="major"/>
          </chart:axis>
          <chart:axis chart:dimension="y" chart:name="secondary-y" chart:style-name="ch9"/>
          <chart:series chart:attached-axis="primary-y" chart:style-name="ch10" chart:values-cell-range-address="local-table.$B$2:.$B$9" chart:label-cell-address="local-table.$B$1" chart:class="chart:line">
            <chart:data-point chart:repeated="8"/>
          </chart:series>
          <chart:series chart:attached-axis="secondary-y" chart:style-name="ch11" chart:values-cell-range-address="local-table.$C$2:.$C$9" chart:label-cell-address="local-table.$C$1" chart:class="chart:line">
            <chart:data-point chart:repeated="8"/>
          </chart:series>
          <chart:series chart:attached-axis="primary-y" chart:style-name="ch12" chart:values-cell-range-address="local-table.$D$2:.$D$9" chart:label-cell-address="local-table.$D$1" chart:class="chart:line">
            <chart:data-point chart:repeated="8"/>
          </chart:series>
          <chart:series chart:attached-axis="secondary-y" chart:style-name="ch13" chart:values-cell-range-address="local-table.$E$2:.$E$9" chart:label-cell-address="local-table.$E$1"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olver Nodes (low Min)</text:p>
              </table:table-cell>
              <table:table-cell office:value-type="string">
                <text:p>Solution Found (low Min)</text:p>
              </table:table-cell>
              <table:table-cell office:value-type="string">
                <text:p>Solver Nodes (high Min)</text:p>
              </table:table-cell>
              <table:table-cell office:value-type="string">
                <text:p>Solution Found (high Min)</text:p>
              </table:table-cell>
            </table:table-row>
          </table:table-header-rows>
          <table:table-rows>
            <table:table-row>
              <table:table-cell office:value-type="string">
                <text:p>instance7x7_c</text:p>
              </table:table-cell>
              <table:table-cell office:value-type="float" office:value="109455">
                <text:p>109455</text:p>
              </table:table-cell>
              <table:table-cell office:value-type="float" office:value="1">
                <text:p>1</text:p>
              </table:table-cell>
              <table:table-cell office:value-type="float" office:value="93473">
                <text:p>93473</text:p>
              </table:table-cell>
              <table:table-cell office:value-type="float" office:value="1">
                <text:p>1</text:p>
              </table:table-cell>
            </table:table-row>
            <table:table-row>
              <table:table-cell office:value-type="string">
                <text:p>instance7x7_d</text:p>
              </table:table-cell>
              <table:table-cell office:value-type="float" office:value="178143">
                <text:p>178143</text:p>
              </table:table-cell>
              <table:table-cell office:value-type="float" office:value="1">
                <text:p>1</text:p>
              </table:table-cell>
              <table:table-cell office:value-type="float" office:value="141797">
                <text:p>141797</text:p>
              </table:table-cell>
              <table:table-cell office:value-type="float" office:value="1">
                <text:p>1</text:p>
              </table:table-cell>
            </table:table-row>
            <table:table-row>
              <table:table-cell office:value-type="string">
                <text:p>instance7x7_e</text:p>
              </table:table-cell>
              <table:table-cell office:value-type="float" office:value="275188">
                <text:p>275188</text:p>
              </table:table-cell>
              <table:table-cell office:value-type="float" office:value="1">
                <text:p>1</text:p>
              </table:table-cell>
              <table:table-cell office:value-type="float" office:value="256533">
                <text:p>256533</text:p>
              </table:table-cell>
              <table:table-cell office:value-type="float" office:value="1">
                <text:p>1</text:p>
              </table:table-cell>
            </table:table-row>
            <table:table-row>
              <table:table-cell office:value-type="string">
                <text:p>instance7x7_f</text:p>
              </table:table-cell>
              <table:table-cell office:value-type="float" office:value="1001783">
                <text:p>1001783</text:p>
              </table:table-cell>
              <table:table-cell office:value-type="float" office:value="0">
                <text:p>0</text:p>
              </table:table-cell>
              <table:table-cell office:value-type="float" office:value="967141">
                <text:p>967141</text:p>
              </table:table-cell>
              <table:table-cell office:value-type="float" office:value="0">
                <text:p>0</text:p>
              </table:table-cell>
            </table:table-row>
            <table:table-row>
              <table:table-cell office:value-type="string">
                <text:p>instance8x8_a</text:p>
              </table:table-cell>
              <table:table-cell office:value-type="float" office:value="205445">
                <text:p>205445</text:p>
              </table:table-cell>
              <table:table-cell office:value-type="float" office:value="1">
                <text:p>1</text:p>
              </table:table-cell>
              <table:table-cell office:value-type="float" office:value="162378">
                <text:p>162378</text:p>
              </table:table-cell>
              <table:table-cell office:value-type="float" office:value="1">
                <text:p>1</text:p>
              </table:table-cell>
            </table:table-row>
            <table:table-row>
              <table:table-cell office:value-type="string">
                <text:p>instance8x8_b</text:p>
              </table:table-cell>
              <table:table-cell office:value-type="float" office:value="357344">
                <text:p>357344</text:p>
              </table:table-cell>
              <table:table-cell office:value-type="float" office:value="1">
                <text:p>1</text:p>
              </table:table-cell>
              <table:table-cell office:value-type="float" office:value="315033">
                <text:p>315033</text:p>
              </table:table-cell>
              <table:table-cell office:value-type="float" office:value="1">
                <text:p>1</text:p>
              </table:table-cell>
            </table:table-row>
            <table:table-row>
              <table:table-cell office:value-type="string">
                <text:p>instance8x8_c</text:p>
              </table:table-cell>
              <table:table-cell office:value-type="float" office:value="286959">
                <text:p>286959</text:p>
              </table:table-cell>
              <table:table-cell office:value-type="float" office:value="1">
                <text:p>1</text:p>
              </table:table-cell>
              <table:table-cell office:value-type="float" office:value="271571">
                <text:p>271571</text:p>
              </table:table-cell>
              <table:table-cell office:value-type="float" office:value="1">
                <text:p>1</text:p>
              </table:table-cell>
            </table:table-row>
            <table:table-row>
              <table:table-cell office:value-type="string">
                <text:p>instance8x8_d</text:p>
              </table:table-cell>
              <table:table-cell office:value-type="float" office:value="1098591">
                <text:p>1098591</text:p>
              </table:table-cell>
              <table:table-cell office:value-type="float" office:value="0">
                <text:p>0</text:p>
              </table:table-cell>
              <table:table-cell office:value-type="float" office:value="1083896">
                <text:p>1083896</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1cm" svg:height="7.67cm" xlink:href="." xlink:type="simple" chart:class="chart:line" chart:style-name="ch1">
        <chart:title svg:x="6.832cm" svg:y="0.289cm" chart:style-name="ch2">
          <text:p>Decision Variable Domain Explosion</text:p>
        </chart:title>
        <chart:legend chart:legend-position="bottom" svg:x="5.066cm" svg:y="7.071cm" style:legend-expansion="wide" chart:style-name="ch3"/>
        <chart:plot-area chart:style-name="ch4" chart:data-source-has-labels="both" svg:x="1.431cm" svg:y="1.221cm" svg:width="19.149cm" svg:height="5.513cm">
          <chartooo:coordinate-region svg:x="2.238cm" svg:y="1.221cm" svg:width="17.406cm" svg:height="3.212cm"/>
          <chart:axis chart:dimension="x" chart:name="primary-x" chart:style-name="ch5" chartooo:axis-type="auto">
            <chartooo:date-scale/>
            <chart:categories table:cell-range-address="local-table.$A$2:.$A$30"/>
          </chart:axis>
          <chart:axis chart:dimension="y" chart:name="primary-y" chart:style-name="ch5">
            <chart:title svg:x="0.451cm" svg:y="4.391cm" chart:style-name="ch6">
              <text:p>Time</text:p>
            </chart:title>
            <chart:grid chart:style-name="ch7" chart:class="major"/>
          </chart:axis>
          <chart:series chart:style-name="ch8" chart:values-cell-range-address="local-table.$B$2:.$B$30" chart:label-cell-address="local-table.$B$1" chart:class="chart:line">
            <chart:data-point chart:repeated="29"/>
          </chart:series>
          <chart:series chart:style-name="ch9" chart:values-cell-range-address="local-table.$C$2:.$C$30" chart:label-cell-address="local-table.$C$1" chart:class="chart:line">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olver Solve Time (basic)</text:p>
              </table:table-cell>
              <table:table-cell office:value-type="string">
                <text:p>Solver Solve Time (extension)</text:p>
              </table:table-cell>
            </table:table-row>
          </table:table-header-rows>
          <table:table-rows>
            <table:table-row>
              <table:table-cell office:value-type="string">
                <text:p>custom3x5_a</text:p>
              </table:table-cell>
              <table:table-cell office:value-type="float" office:value="0.041512">
                <text:p>0.041512</text:p>
              </table:table-cell>
              <table:table-cell office:value-type="float" office:value="0.095637">
                <text:p>0.095637</text:p>
              </table:table-cell>
            </table:table-row>
            <table:table-row>
              <table:table-cell office:value-type="string">
                <text:p>custom3x5_b</text:p>
              </table:table-cell>
              <table:table-cell office:value-type="float" office:value="0.003055">
                <text:p>0.003055</text:p>
              </table:table-cell>
              <table:table-cell office:value-type="float" office:value="0.125839">
                <text:p>0.125839</text:p>
              </table:table-cell>
            </table:table-row>
            <table:table-row>
              <table:table-cell office:value-type="string">
                <text:p>custom8x4_a</text:p>
              </table:table-cell>
              <table:table-cell office:value-type="float" office:value="0.127008">
                <text:p>0.127008</text:p>
              </table:table-cell>
              <table:table-cell office:value-type="float" office:value="3.02655">
                <text:p>3.02655</text:p>
              </table:table-cell>
            </table:table-row>
            <table:table-row>
              <table:table-cell office:value-type="string">
                <text:p>custom8x4_b</text:p>
              </table:table-cell>
              <table:table-cell office:value-type="float" office:value="0.054027">
                <text:p>0.054027</text:p>
              </table:table-cell>
              <table:table-cell office:value-type="float" office:value="11.4977">
                <text:p>11.4977</text:p>
              </table:table-cell>
            </table:table-row>
            <table:table-row>
              <table:table-cell office:value-type="string">
                <text:p>instance2x2_a</text:p>
              </table:table-cell>
              <table:table-cell office:value-type="float" office:value="0.045696">
                <text:p>0.045696</text:p>
              </table:table-cell>
              <table:table-cell office:value-type="float" office:value="0.042094">
                <text:p>0.042094</text:p>
              </table:table-cell>
            </table:table-row>
            <table:table-row>
              <table:table-cell office:value-type="string">
                <text:p>instance2x2_b</text:p>
              </table:table-cell>
              <table:table-cell office:value-type="float" office:value="0.046036">
                <text:p>0.046036</text:p>
              </table:table-cell>
              <table:table-cell office:value-type="float" office:value="0.049904">
                <text:p>0.049904</text:p>
              </table:table-cell>
            </table:table-row>
            <table:table-row>
              <table:table-cell office:value-type="string">
                <text:p>instance2x2_c</text:p>
              </table:table-cell>
              <table:table-cell office:value-type="float" office:value="0.000004">
                <text:p>0.000004</text:p>
              </table:table-cell>
              <table:table-cell office:value-type="float" office:value="0.000004">
                <text:p>0.000004</text:p>
              </table:table-cell>
            </table:table-row>
            <table:table-row>
              <table:table-cell office:value-type="string">
                <text:p>instance3x3_a</text:p>
              </table:table-cell>
              <table:table-cell office:value-type="float" office:value="0.046439">
                <text:p>0.046439</text:p>
              </table:table-cell>
              <table:table-cell office:value-type="float" office:value="0.045069">
                <text:p>0.045069</text:p>
              </table:table-cell>
            </table:table-row>
            <table:table-row>
              <table:table-cell office:value-type="string">
                <text:p>instance3x3_b</text:p>
              </table:table-cell>
              <table:table-cell office:value-type="float" office:value="0.053142">
                <text:p>0.053142</text:p>
              </table:table-cell>
              <table:table-cell office:value-type="float" office:value="0.039846">
                <text:p>0.039846</text:p>
              </table:table-cell>
            </table:table-row>
            <table:table-row>
              <table:table-cell office:value-type="string">
                <text:p>instance3x3_c</text:p>
              </table:table-cell>
              <table:table-cell office:value-type="float" office:value="0.00053">
                <text:p>0.00053</text:p>
              </table:table-cell>
              <table:table-cell office:value-type="float" office:value="0.000004">
                <text:p>0.000004</text:p>
              </table:table-cell>
            </table:table-row>
            <table:table-row>
              <table:table-cell office:value-type="string">
                <text:p>instance4x4_a</text:p>
              </table:table-cell>
              <table:table-cell office:value-type="float" office:value="0.052663">
                <text:p>0.052663</text:p>
              </table:table-cell>
              <table:table-cell office:value-type="float" office:value="0.051853">
                <text:p>0.051853</text:p>
              </table:table-cell>
            </table:table-row>
            <table:table-row>
              <table:table-cell office:value-type="string">
                <text:p>instance4x4_b</text:p>
              </table:table-cell>
              <table:table-cell office:value-type="float" office:value="0.050327">
                <text:p>0.050327</text:p>
              </table:table-cell>
              <table:table-cell office:value-type="float" office:value="0.06027">
                <text:p>0.06027</text:p>
              </table:table-cell>
            </table:table-row>
            <table:table-row>
              <table:table-cell office:value-type="string">
                <text:p>instance4x4_c</text:p>
              </table:table-cell>
              <table:table-cell office:value-type="float" office:value="0.012324">
                <text:p>0.012324</text:p>
              </table:table-cell>
              <table:table-cell office:value-type="float" office:value="0.517719">
                <text:p>0.517719</text:p>
              </table:table-cell>
            </table:table-row>
            <table:table-row>
              <table:table-cell office:value-type="string">
                <text:p>instance5x5_a</text:p>
              </table:table-cell>
              <table:table-cell office:value-type="float" office:value="0.159952">
                <text:p>0.159952</text:p>
              </table:table-cell>
              <table:table-cell office:value-type="float" office:value="0.518633">
                <text:p>0.518633</text:p>
              </table:table-cell>
            </table:table-row>
            <table:table-row>
              <table:table-cell office:value-type="string">
                <text:p>instance5x5_b</text:p>
              </table:table-cell>
              <table:table-cell office:value-type="float" office:value="0.088321">
                <text:p>0.088321</text:p>
              </table:table-cell>
              <table:table-cell office:value-type="float" office:value="8.20412">
                <text:p>8.20412</text:p>
              </table:table-cell>
            </table:table-row>
            <table:table-row>
              <table:table-cell office:value-type="string">
                <text:p>instance6x6_a</text:p>
              </table:table-cell>
              <table:table-cell office:value-type="float" office:value="0.061837">
                <text:p>0.061837</text:p>
              </table:table-cell>
              <table:table-cell office:value-type="float" office:value="1.58782">
                <text:p>1.58782</text:p>
              </table:table-cell>
            </table:table-row>
            <table:table-row>
              <table:table-cell office:value-type="string">
                <text:p>instance6x6_b</text:p>
              </table:table-cell>
              <table:table-cell office:value-type="float" office:value="0.080631">
                <text:p>0.080631</text:p>
              </table:table-cell>
              <table:table-cell office:value-type="float" office:value="4.03329">
                <text:p>4.03329</text:p>
              </table:table-cell>
            </table:table-row>
            <table:table-row>
              <table:table-cell office:value-type="string">
                <text:p>instance6x6_c</text:p>
              </table:table-cell>
              <table:table-cell office:value-type="float" office:value="0.123958">
                <text:p>0.123958</text:p>
              </table:table-cell>
              <table:table-cell office:value-type="float" office:value="4.07742">
                <text:p>4.07742</text:p>
              </table:table-cell>
            </table:table-row>
            <table:table-row>
              <table:table-cell office:value-type="string">
                <text:p>instance6x6_d</text:p>
              </table:table-cell>
              <table:table-cell office:value-type="float" office:value="0.108714">
                <text:p>0.108714</text:p>
              </table:table-cell>
              <table:table-cell office:value-type="float" office:value="7.25688">
                <text:p>7.25688</text:p>
              </table:table-cell>
            </table:table-row>
            <table:table-row>
              <table:table-cell office:value-type="string">
                <text:p>instance7x7_a</text:p>
              </table:table-cell>
              <table:table-cell office:value-type="float" office:value="0.061571">
                <text:p>0.061571</text:p>
              </table:table-cell>
              <table:table-cell office:value-type="float" office:value="2.84222">
                <text:p>2.84222</text:p>
              </table:table-cell>
            </table:table-row>
            <table:table-row>
              <table:table-cell office:value-type="string">
                <text:p>instance7x7_b</text:p>
              </table:table-cell>
              <table:table-cell office:value-type="float" office:value="0.065727">
                <text:p>0.065727</text:p>
              </table:table-cell>
              <table:table-cell office:value-type="float" office:value="7.73823">
                <text:p>7.73823</text:p>
              </table:table-cell>
            </table:table-row>
            <table:table-row>
              <table:table-cell office:value-type="string">
                <text:p>instance7x7_c</text:p>
              </table:table-cell>
              <table:table-cell office:value-type="float" office:value="0.732495">
                <text:p>0.732495</text:p>
              </table:table-cell>
              <table:table-cell office:value-type="float" office:value="41.0621">
                <text:p>41.0621</text:p>
              </table:table-cell>
            </table:table-row>
            <table:table-row>
              <table:table-cell office:value-type="string">
                <text:p>instance7x7_d</text:p>
              </table:table-cell>
              <table:table-cell office:value-type="float" office:value="0.858584">
                <text:p>0.858584</text:p>
              </table:table-cell>
              <table:table-cell office:value-type="float" office:value="68.6202">
                <text:p>68.6202</text:p>
              </table:table-cell>
            </table:table-row>
            <table:table-row>
              <table:table-cell office:value-type="string">
                <text:p>instance7x7_e</text:p>
              </table:table-cell>
              <table:table-cell office:value-type="float" office:value="1.07133">
                <text:p>1.07133</text:p>
              </table:table-cell>
              <table:table-cell office:value-type="float" office:value="108.487">
                <text:p>108.487</text:p>
              </table:table-cell>
            </table:table-row>
            <table:table-row>
              <table:table-cell office:value-type="string">
                <text:p>instance7x7_f</text:p>
              </table:table-cell>
              <table:table-cell office:value-type="float" office:value="1.10975">
                <text:p>1.10975</text:p>
              </table:table-cell>
              <table:table-cell office:value-type="float" office:value="366.797">
                <text:p>366.797</text:p>
              </table:table-cell>
            </table:table-row>
            <table:table-row>
              <table:table-cell office:value-type="string">
                <text:p>instance8x8_a</text:p>
              </table:table-cell>
              <table:table-cell office:value-type="float" office:value="1.34853">
                <text:p>1.34853</text:p>
              </table:table-cell>
              <table:table-cell office:value-type="float" office:value="109.359">
                <text:p>109.359</text:p>
              </table:table-cell>
            </table:table-row>
            <table:table-row>
              <table:table-cell office:value-type="string">
                <text:p>instance8x8_b</text:p>
              </table:table-cell>
              <table:table-cell office:value-type="float" office:value="1.52971">
                <text:p>1.52971</text:p>
              </table:table-cell>
              <table:table-cell office:value-type="float" office:value="205.296">
                <text:p>205.296</text:p>
              </table:table-cell>
            </table:table-row>
            <table:table-row>
              <table:table-cell office:value-type="string">
                <text:p>instance8x8_c</text:p>
              </table:table-cell>
              <table:table-cell office:value-type="float" office:value="1.28676">
                <text:p>1.28676</text:p>
              </table:table-cell>
              <table:table-cell office:value-type="float" office:value="157.689">
                <text:p>157.689</text:p>
              </table:table-cell>
            </table:table-row>
            <table:table-row>
              <table:table-cell office:value-type="string">
                <text:p>instance8x8_d</text:p>
              </table:table-cell>
              <table:table-cell office:value-type="float" office:value="1.44002">
                <text:p>1.44002</text:p>
              </table:table-cell>
              <table:table-cell office:value-type="float" office:value="608.628">
                <text:p>608.62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